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face style:name="Liberation Serif1" svg:font-family="'Liberation Serif'" style:font-family-generic="roma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style:use-window-font-color="true" fo:font-weight="bold" officeooo:rsid="003e4a2c" officeooo:paragraph-rsid="003e4a2c" style:font-weight-asian="bold" style:font-weight-complex="bold"/>
    </style:style>
    <style:style style:name="P3" style:family="paragraph" style:parent-style-name="Standard">
      <style:text-properties style:use-window-font-color="true" fo:font-weight="bold" officeooo:rsid="001eabb6" officeooo:paragraph-rsid="001eabb6" style:font-weight-asian="bold" style:font-weight-complex="bold"/>
    </style:style>
    <style:style style:name="P4" style:family="paragraph" style:parent-style-name="Standard">
      <style:paragraph-properties fo:text-align="justify" style:justify-single-word="false"/>
      <style:text-properties style:use-window-font-color="true" officeooo:rsid="00246377" officeooo:paragraph-rsid="00246377"/>
    </style:style>
    <style:style style:name="P5" style:family="paragraph" style:parent-style-name="Standard">
      <style:paragraph-properties fo:text-align="justify" style:justify-single-word="false"/>
      <style:text-properties style:use-window-font-color="true" officeooo:paragraph-rsid="0052addb"/>
    </style:style>
    <style:style style:name="P6" style:family="paragraph" style:parent-style-name="Standard">
      <style:text-properties style:use-window-font-color="true" style:text-line-through-style="none" officeooo:rsid="001b4cfa" officeooo:paragraph-rsid="00210ebf"/>
    </style:style>
    <style:style style:name="P7" style:family="paragraph" style:parent-style-name="Standard">
      <style:text-properties style:use-window-font-color="true" style:text-line-through-style="none" officeooo:rsid="00246377" officeooo:paragraph-rsid="00246377"/>
    </style:style>
    <style:style style:name="P8" style:family="paragraph" style:parent-style-name="Standard">
      <style:paragraph-properties fo:text-align="justify" style:justify-single-word="false"/>
      <style:text-properties style:use-window-font-color="true" style:text-line-through-style="none" officeooo:rsid="004884ab" officeooo:paragraph-rsid="0052addb"/>
    </style:style>
    <style:style style:name="P9" style:family="paragraph" style:parent-style-name="Standard">
      <style:paragraph-properties fo:text-align="justify" style:justify-single-word="false"/>
      <style:text-properties style:use-window-font-color="true" style:text-line-through-style="none" style:font-name="Liberation Serif" fo:font-size="12pt" fo:font-weight="bold" officeooo:rsid="00719ed0" officeooo:paragraph-rsid="00719ed0" fo:background-color="transparent" style:font-size-asian="12pt" style:font-weight-asian="bold" style:font-size-complex="12pt" style:font-weight-complex="bold"/>
    </style:style>
    <style:style style:name="P10" style:family="paragraph" style:parent-style-name="Standard">
      <style:text-properties style:use-window-font-color="true" fo:font-weight="normal" officeooo:rsid="002a6ba1" officeooo:paragraph-rsid="002a6ba1" style:font-weight-asian="normal" style:font-weight-complex="normal"/>
    </style:style>
    <style:style style:name="P11" style:family="paragraph" style:parent-style-name="Standard">
      <style:text-properties style:use-window-font-color="true" fo:font-weight="normal" officeooo:paragraph-rsid="00b9413d" style:font-weight-asian="normal" style:font-weight-complex="normal"/>
    </style:style>
    <style:style style:name="P12" style:family="paragraph" style:parent-style-name="Standard">
      <style:paragraph-properties fo:text-align="justify" style:justify-single-word="false"/>
      <style:text-properties style:use-window-font-color="true" fo:font-weight="normal" officeooo:paragraph-rsid="00b9413d" style:font-weight-asian="normal" style:font-weight-complex="normal"/>
    </style:style>
    <style:style style:name="P13" style:family="paragraph" style:parent-style-name="Standard">
      <style:paragraph-properties fo:line-height="100%" fo:text-align="center" style:justify-single-word="false"/>
      <style:text-properties style:use-window-font-color="true" style:font-name="Liberation Serif" fo:font-size="12pt" fo:font-weight="bold" officeooo:rsid="0025c55a" officeooo:paragraph-rsid="00d576cb" style:font-size-asian="12pt" style:font-weight-asian="bold" style:font-size-complex="12pt" style:font-weight-complex="bold"/>
    </style:style>
    <style:style style:name="P14" style:family="paragraph" style:parent-style-name="Standard">
      <style:paragraph-properties fo:text-align="justify" style:justify-single-word="false"/>
      <style:text-properties style:use-window-font-color="true" officeooo:rsid="001e2657" officeooo:paragraph-rsid="00409e25"/>
    </style:style>
    <style:style style:name="P15" style:family="paragraph" style:parent-style-name="Standard">
      <style:text-properties style:use-window-font-color="true" officeooo:rsid="001e2657" officeooo:paragraph-rsid="001e2657"/>
    </style:style>
    <style:style style:name="P16" style:family="paragraph" style:parent-style-name="Standard">
      <style:paragraph-properties fo:text-align="justify" style:justify-single-word="false"/>
      <style:text-properties style:use-window-font-color="true" officeooo:rsid="00409e25" officeooo:paragraph-rsid="00409e25"/>
    </style:style>
    <style:style style:name="P17" style:family="paragraph" style:parent-style-name="Standard">
      <style:paragraph-properties fo:text-align="justify" style:justify-single-word="false"/>
      <style:text-properties style:use-window-font-color="true" style:font-name="Liberation Serif1" fo:font-style="normal" officeooo:rsid="00409e25" officeooo:paragraph-rsid="00409e25" style:font-name-asian="Liberation Serif1" style:font-style-asian="normal" style:font-name-complex="Liberation Serif1" style:font-style-complex="normal"/>
    </style:style>
    <style:style style:name="P18" style:family="paragraph" style:parent-style-name="Standard">
      <style:text-properties style:use-window-font-color="true" style:font-name="Liberation Serif1" fo:font-style="normal" officeooo:rsid="0043c101" officeooo:paragraph-rsid="0043c101" style:font-name-asian="Liberation Serif1" style:font-style-asian="normal" style:font-name-complex="Liberation Serif1" style:font-style-complex="normal"/>
    </style:style>
    <style:style style:name="P19" style:family="paragraph" style:parent-style-name="Standard">
      <style:text-properties style:use-window-font-color="true" style:font-name="Liberation Serif1" fo:font-style="italic" officeooo:rsid="0043c101" officeooo:paragraph-rsid="0043c101" style:font-name-asian="Liberation Serif1" style:font-style-asian="italic" style:font-name-complex="Liberation Serif1" style:font-style-complex="italic"/>
    </style:style>
    <style:style style:name="P20" style:family="paragraph" style:parent-style-name="Standard">
      <style:text-properties style:use-window-font-color="true" officeooo:rsid="0041cf9e" officeooo:paragraph-rsid="0041cf9e"/>
    </style:style>
    <style:style style:name="P21" style:family="paragraph" style:parent-style-name="Standard">
      <style:text-properties style:use-window-font-color="true" fo:font-style="normal" officeooo:rsid="0043c101" officeooo:paragraph-rsid="0043c101" style:font-style-asian="normal" style:font-style-complex="normal"/>
    </style:style>
    <style:style style:name="P22" style:family="paragraph" style:parent-style-name="Standard">
      <style:text-properties style:use-window-font-color="true" fo:font-style="normal" officeooo:rsid="001e2657" officeooo:paragraph-rsid="0043c101" style:font-style-asian="normal" style:font-style-complex="normal"/>
    </style:style>
    <style:style style:name="P23" style:family="paragraph" style:parent-style-name="Standard">
      <style:text-properties style:use-window-font-color="true" officeooo:paragraph-rsid="0043c101"/>
    </style:style>
    <style:style style:name="P24" style:family="paragraph" style:parent-style-name="Standard">
      <style:paragraph-properties fo:line-height="100%" fo:text-align="justify" style:justify-single-word="false"/>
      <style:text-properties style:use-window-font-color="true" officeooo:paragraph-rsid="0047d137"/>
    </style:style>
    <style:style style:name="P25" style:family="paragraph" style:parent-style-name="Standard">
      <style:paragraph-properties fo:text-align="center" style:justify-single-word="false"/>
      <style:text-properties officeooo:paragraph-rsid="0043c101"/>
    </style:style>
    <style:style style:name="P26" style:family="paragraph" style:parent-style-name="Standard">
      <style:paragraph-properties fo:line-height="100%" fo:text-align="justify" style:justify-single-word="false"/>
      <style:text-properties officeooo:paragraph-rsid="00c0e99d"/>
    </style:style>
    <style:style style:name="P27" style:family="paragraph" style:parent-style-name="Standard">
      <style:text-properties officeooo:paragraph-rsid="0043c101"/>
    </style:style>
    <style:style style:name="P28" style:family="paragraph" style:parent-style-name="Standard">
      <style:paragraph-properties fo:text-align="justify" style:justify-single-word="false" style:writing-mode="lr-tb"/>
      <style:text-properties style:use-window-font-color="true" style:font-name="Liberation Serif1" fo:font-style="normal" officeooo:rsid="00410a6c" officeooo:paragraph-rsid="00410a6c" style:font-name-asian="Liberation Serif1" style:font-style-asian="normal" style:font-name-complex="Liberation Serif1" style:font-style-complex="normal"/>
    </style:style>
    <style:style style:name="P29" style:family="paragraph" style:parent-style-name="Standard">
      <style:paragraph-properties fo:text-align="center" style:justify-single-word="false" style:writing-mode="lr-tb"/>
      <style:text-properties style:use-window-font-color="true" officeooo:paragraph-rsid="00410a6c"/>
    </style:style>
    <style:style style:name="P30" style:family="paragraph" style:parent-style-name="Style-1">
      <style:paragraph-properties fo:line-height="115%"/>
      <style:text-properties style:use-window-font-color="true" style:font-name="Liberation Serif" fo:font-size="12pt" officeooo:paragraph-rsid="00397db8" style:font-name-asian="Arial" style:font-size-asian="12pt" style:font-name-complex="Arial" style:font-size-complex="12pt"/>
    </style:style>
    <style:style style:name="P31" style:family="paragraph" style:parent-style-name="Style-1">
      <style:paragraph-properties fo:line-height="115%" fo:text-align="start" style:justify-single-word="false"/>
      <style:text-properties style:use-window-font-color="true" style:font-name="Liberation Serif" fo:font-size="12pt" fo:font-weight="bold" officeooo:rsid="004533a0" officeooo:paragraph-rsid="003c6429" style:font-name-asian="Arial" style:font-size-asian="10.5pt" style:font-weight-asian="bold" style:font-name-complex="Arial" style:font-size-complex="12pt" style:font-weight-complex="bold"/>
    </style:style>
    <style:style style:name="P32" style:family="paragraph" style:parent-style-name="Style-1">
      <style:paragraph-properties fo:line-height="115%" fo:text-align="justify" style:justify-single-word="false"/>
      <style:text-properties style:use-window-font-color="true" style:font-name="Liberation Serif" fo:font-size="12pt" officeooo:paragraph-rsid="00397db8" style:font-size-asian="12pt" style:font-size-complex="12pt"/>
    </style:style>
    <style:style style:name="P33" style:family="paragraph" style:parent-style-name="Style-1">
      <style:paragraph-properties fo:line-height="115%" fo:text-align="justify" style:justify-single-word="false"/>
      <style:text-properties style:use-window-font-color="true" style:font-name="Liberation Serif" fo:font-size="12pt" officeooo:paragraph-rsid="00b9413d" style:font-size-asian="12pt" style:font-size-complex="12pt"/>
    </style:style>
    <style:style style:name="P34" style:family="paragraph" style:parent-style-name="Style-1">
      <style:paragraph-properties fo:line-height="100%" fo:text-align="justify" style:justify-single-word="false"/>
      <style:text-properties style:use-window-font-color="true" style:font-name="Liberation Serif" fo:font-size="12pt" officeooo:paragraph-rsid="00397db8" style:font-size-asian="12pt" style:font-size-complex="12pt"/>
    </style:style>
    <style:style style:name="P35" style:family="paragraph" style:parent-style-name="Style-1">
      <style:paragraph-properties fo:line-height="115%" fo:text-align="justify" style:justify-single-word="false"/>
      <style:text-properties style:use-window-font-color="true" style:text-line-through-style="none" style:font-name="Liberation Serif" fo:font-size="12pt" officeooo:rsid="0069323d" officeooo:paragraph-rsid="0069323d" fo:background-color="transparent" style:font-size-asian="12pt" style:font-size-complex="12pt"/>
    </style:style>
    <style:style style:name="P36" style:family="paragraph" style:parent-style-name="Style-1">
      <style:paragraph-properties fo:line-height="100%" fo:text-align="justify" style:justify-single-word="false"/>
      <style:text-properties style:use-window-font-color="true" officeooo:paragraph-rsid="0069400c" fo:background-color="transparent"/>
    </style:style>
    <style:style style:name="P37" style:family="paragraph" style:parent-style-name="Style-2">
      <style:paragraph-properties fo:line-height="115%" fo:text-align="center" style:justify-single-word="false"/>
      <style:text-properties style:use-window-font-color="true" style:font-name="Liberation Serif" fo:font-size="12pt" officeooo:paragraph-rsid="00397db8" style:font-size-asian="12pt" style:font-size-complex="12pt"/>
    </style:style>
    <style:style style:name="P38" style:family="paragraph" style:parent-style-name="Standard">
      <style:paragraph-properties fo:margin-left="0.0283in" fo:margin-right="0in" fo:text-align="justify" style:justify-single-word="false" fo:text-indent="0in" style:auto-text-indent="false">
        <style:tab-stops>
          <style:tab-stop style:position="-0.2465in"/>
        </style:tab-stops>
      </style:paragraph-properties>
      <style:text-properties style:use-window-font-color="true" fo:font-weight="normal" officeooo:rsid="0025c55a" officeooo:paragraph-rsid="00a69e6f" style:font-weight-asian="normal" style:font-weight-complex="normal"/>
    </style:style>
    <style:style style:name="P39" style:family="paragraph" style:parent-style-name="Standard">
      <style:paragraph-properties fo:margin-left="-0.0075in" fo:margin-right="0in" fo:text-align="justify" style:justify-single-word="false" fo:text-indent="0.0075in" style:auto-text-indent="false">
        <style:tab-stops>
          <style:tab-stop style:position="0.0075in"/>
        </style:tab-stops>
      </style:paragraph-properties>
      <style:text-properties style:use-window-font-color="true" fo:font-weight="normal" officeooo:rsid="001e2657" officeooo:paragraph-rsid="00da6fae" style:font-weight-asian="normal" style:font-weight-complex="normal"/>
    </style:style>
    <style:style style:name="P40" style:family="paragraph" style:parent-style-name="Standard" style:list-style-name="L2">
      <style:paragraph-properties fo:text-align="justify" style:justify-single-word="false"/>
      <style:text-properties style:use-window-font-color="true" style:text-line-through-style="none" officeooo:rsid="002209fc" officeooo:paragraph-rsid="002209fc"/>
    </style:style>
    <style:style style:name="P41" style:family="paragraph" style:parent-style-name="Standard">
      <style:paragraph-properties fo:text-align="justify" style:justify-single-word="false"/>
      <style:text-properties style:use-window-font-color="true" style:text-line-through-style="none" officeooo:rsid="0090be90" officeooo:paragraph-rsid="0090be90"/>
    </style:style>
    <style:style style:name="P42" style:family="paragraph" style:parent-style-name="Standard">
      <style:paragraph-properties fo:text-align="justify" style:justify-single-word="false"/>
      <style:text-properties style:use-window-font-color="true" style:text-line-through-style="none" officeooo:rsid="0099a601" officeooo:paragraph-rsid="0099a601"/>
    </style:style>
    <style:style style:name="P43" style:family="paragraph" style:parent-style-name="Standard">
      <style:paragraph-properties>
        <style:tab-stops>
          <style:tab-stop style:position="0.0425in"/>
        </style:tab-stops>
      </style:paragraph-properties>
      <style:text-properties style:use-window-font-color="true" fo:font-weight="normal" officeooo:rsid="00a8c402" officeooo:paragraph-rsid="00a8c402" style:font-weight-asian="normal" style:font-weight-complex="normal"/>
    </style:style>
    <style:style style:name="P44" style:family="paragraph" style:parent-style-name="Standard" style:list-style-name="L11">
      <style:paragraph-properties fo:text-align="justify" style:justify-single-word="false">
        <style:tab-stops>
          <style:tab-stop style:position="0.0425in"/>
        </style:tab-stops>
      </style:paragraph-properties>
      <style:text-properties style:use-window-font-color="true" fo:font-weight="normal" officeooo:rsid="00b38e88" officeooo:paragraph-rsid="00b38e88" style:font-weight-asian="normal" style:font-weight-complex="normal"/>
    </style:style>
    <style:style style:name="P45" style:family="paragraph" style:parent-style-name="Standard">
      <style:paragraph-properties fo:text-align="justify" style:justify-single-word="false">
        <style:tab-stops>
          <style:tab-stop style:position="0.0425in"/>
        </style:tab-stops>
      </style:paragraph-properties>
      <style:text-properties style:use-window-font-color="true" fo:font-weight="normal" officeooo:rsid="00a284c6" officeooo:paragraph-rsid="00a284c6" style:font-weight-asian="normal" style:font-weight-complex="normal"/>
    </style:style>
    <style:style style:name="P46" style:family="paragraph" style:parent-style-name="Standard">
      <style:paragraph-properties fo:text-align="justify" style:justify-single-word="false"/>
      <style:text-properties style:use-window-font-color="true" fo:font-weight="normal" officeooo:rsid="00bad18d" officeooo:paragraph-rsid="00b9413d" style:font-weight-asian="normal" style:font-weight-complex="normal"/>
    </style:style>
    <style:style style:name="P47" style:family="paragraph" style:parent-style-name="Standard">
      <style:paragraph-properties fo:text-align="justify" style:justify-single-word="false"/>
      <style:text-properties style:use-window-font-color="true" fo:font-weight="normal" officeooo:rsid="00bc25e1" officeooo:paragraph-rsid="002d04e3" style:font-weight-asian="normal" style:font-weight-complex="normal"/>
    </style:style>
    <style:style style:name="P48" style:family="paragraph" style:parent-style-name="Standard" style:list-style-name="L18">
      <style:text-properties style:use-window-font-color="true" fo:font-weight="normal" officeooo:rsid="001eabb6" officeooo:paragraph-rsid="001eabb6" style:font-weight-asian="normal" style:font-weight-complex="normal"/>
    </style:style>
    <style:style style:name="P49" style:family="paragraph" style:parent-style-name="Standard" style:list-style-name="L18">
      <style:text-properties style:use-window-font-color="true" fo:font-weight="normal" officeooo:rsid="00340e95" officeooo:paragraph-rsid="00340e95" style:font-weight-asian="normal" style:font-weight-complex="normal"/>
    </style:style>
    <style:style style:name="P50" style:family="paragraph" style:parent-style-name="Standard" style:list-style-name="L18">
      <style:text-properties style:use-window-font-color="true" fo:font-weight="normal" officeooo:rsid="0035e1d4" officeooo:paragraph-rsid="0059ea58" style:font-weight-asian="normal" style:font-weight-complex="normal"/>
    </style:style>
    <style:style style:name="P51" style:family="paragraph" style:parent-style-name="Standard" style:list-style-name="L18">
      <style:text-properties style:use-window-font-color="true" fo:font-weight="normal" officeooo:rsid="0035e1d4" officeooo:paragraph-rsid="008995f7" style:font-weight-asian="normal" style:font-weight-complex="normal"/>
    </style:style>
    <style:style style:name="P52" style:family="paragraph" style:parent-style-name="Standard" style:list-style-name="L19">
      <style:text-properties style:use-window-font-color="true" fo:font-weight="normal" officeooo:rsid="004430f5" officeooo:paragraph-rsid="008995f7" style:font-weight-asian="normal" style:font-weight-complex="normal"/>
    </style:style>
    <style:style style:name="P53" style:family="paragraph" style:parent-style-name="Standard" style:list-style-name="L19">
      <style:text-properties style:use-window-font-color="true" fo:font-weight="normal" officeooo:rsid="005cc3d7" officeooo:paragraph-rsid="005cc3d7" style:font-weight-asian="normal" style:font-weight-complex="normal"/>
    </style:style>
    <style:style style:name="P54" style:family="paragraph" style:parent-style-name="Standard" style:list-style-name="L19">
      <style:text-properties style:use-window-font-color="true" fo:font-weight="normal" officeooo:rsid="0063ed50" officeooo:paragraph-rsid="0063ed50" style:font-weight-asian="normal" style:font-weight-complex="normal"/>
    </style:style>
    <style:style style:name="P55" style:family="paragraph" style:parent-style-name="Standard" style:list-style-name="L19">
      <style:text-properties style:use-window-font-color="true" fo:font-weight="normal" officeooo:rsid="0064c9b0" officeooo:paragraph-rsid="0064c9b0" style:font-weight-asian="normal" style:font-weight-complex="normal"/>
    </style:style>
    <style:style style:name="P56" style:family="paragraph" style:parent-style-name="Standard" style:list-style-name="L19">
      <style:text-properties style:use-window-font-color="true" fo:font-weight="normal" officeooo:rsid="0065c851" officeooo:paragraph-rsid="0065c851" style:font-weight-asian="normal" style:font-weight-complex="normal"/>
    </style:style>
    <style:style style:name="P57" style:family="paragraph" style:parent-style-name="Standard" style:list-style-name="L19">
      <style:text-properties style:use-window-font-color="true" fo:font-weight="normal" officeooo:rsid="00793f29" officeooo:paragraph-rsid="00793f29" style:font-weight-asian="normal" style:font-weight-complex="normal"/>
    </style:style>
    <style:style style:name="P58" style:family="paragraph" style:parent-style-name="Standard" style:list-style-name="L19">
      <style:text-properties style:use-window-font-color="true" fo:font-weight="normal" officeooo:rsid="007ad04d" officeooo:paragraph-rsid="007ad04d" style:font-weight-asian="normal" style:font-weight-complex="normal"/>
    </style:style>
    <style:style style:name="P59" style:family="paragraph" style:parent-style-name="Standard" style:list-style-name="L19">
      <style:text-properties style:use-window-font-color="true" fo:font-weight="normal" officeooo:rsid="007e2461" officeooo:paragraph-rsid="007e2461" style:font-weight-asian="normal" style:font-weight-complex="normal"/>
    </style:style>
    <style:style style:name="P60" style:family="paragraph" style:parent-style-name="Standard" style:list-style-name="L19">
      <style:text-properties style:use-window-font-color="true" fo:font-weight="normal" officeooo:rsid="0080b8d5" officeooo:paragraph-rsid="0080b8d5" style:font-weight-asian="normal" style:font-weight-complex="normal"/>
    </style:style>
    <style:style style:name="P61" style:family="paragraph" style:parent-style-name="Standard" style:list-style-name="L19">
      <style:text-properties style:use-window-font-color="true" fo:font-weight="normal" officeooo:rsid="00842eed" officeooo:paragraph-rsid="00842eed" style:font-weight-asian="normal" style:font-weight-complex="normal"/>
    </style:style>
    <style:style style:name="P62" style:family="paragraph" style:parent-style-name="Standard" style:list-style-name="L19">
      <style:text-properties style:use-window-font-color="true" fo:font-weight="normal" officeooo:rsid="0085de9a" officeooo:paragraph-rsid="0085de9a" style:font-weight-asian="normal" style:font-weight-complex="normal"/>
    </style:style>
    <style:style style:name="P63" style:family="paragraph" style:parent-style-name="Standard">
      <style:paragraph-properties fo:line-height="100%" fo:text-align="justify" style:justify-single-word="false"/>
      <style:text-properties style:use-window-font-color="true" fo:font-weight="normal" officeooo:rsid="003e4a2c" officeooo:paragraph-rsid="00de0edf" style:font-weight-asian="normal" style:font-weight-complex="normal"/>
    </style:style>
    <style:style style:name="P64" style:family="paragraph" style:parent-style-name="Standard">
      <style:paragraph-properties fo:text-align="justify" style:justify-single-word="false"/>
      <style:text-properties style:use-window-font-color="true" fo:font-weight="normal" officeooo:rsid="002d04e3" officeooo:paragraph-rsid="00e71362" style:font-weight-asian="normal" style:font-weight-complex="normal"/>
    </style:style>
    <style:style style:name="P65" style:family="paragraph" style:parent-style-name="Standard">
      <style:paragraph-properties fo:line-height="100%"/>
      <style:text-properties style:use-window-font-color="true" fo:font-weight="normal" officeooo:rsid="0035edbe" officeooo:paragraph-rsid="0099a601" style:font-weight-asian="normal" style:font-weight-complex="normal"/>
    </style:style>
    <style:style style:name="P66" style:family="paragraph" style:parent-style-name="Standard">
      <style:paragraph-properties fo:text-align="center" style:justify-single-word="false"/>
      <style:text-properties style:use-window-font-color="true" fo:font-weight="bold" officeooo:rsid="00bad18d" officeooo:paragraph-rsid="00bad18d" style:font-weight-asian="bold" style:font-weight-complex="bold"/>
    </style:style>
    <style:style style:name="P67" style:family="paragraph" style:parent-style-name="Standard">
      <style:paragraph-properties fo:text-align="center" style:justify-single-word="false"/>
      <style:text-properties style:use-window-font-color="true" fo:font-weight="bold" officeooo:rsid="00bdbeba" officeooo:paragraph-rsid="00bdbeba" style:font-weight-asian="bold" style:font-weight-complex="bold"/>
    </style:style>
    <style:style style:name="P68" style:family="paragraph" style:parent-style-name="Standard">
      <style:text-properties style:use-window-font-color="true" fo:font-weight="bold" officeooo:rsid="001eabb6" officeooo:paragraph-rsid="001eabb6" style:font-weight-asian="bold" style:font-weight-complex="bold"/>
    </style:style>
    <style:style style:name="P69" style:family="paragraph" style:parent-style-name="Standard">
      <style:paragraph-properties fo:line-height="100%"/>
      <style:text-properties style:use-window-font-color="true" style:font-name="Liberation Serif" fo:font-size="12pt" fo:font-weight="bold" officeooo:rsid="008e1ad7" officeooo:paragraph-rsid="0099a601" style:font-size-asian="12pt" style:font-weight-asian="bold" style:font-size-complex="12pt" style:font-weight-complex="bold"/>
    </style:style>
    <style:style style:name="P70" style:family="paragraph" style:parent-style-name="Standard">
      <style:paragraph-properties fo:line-height="100%" fo:text-align="center" style:justify-single-word="false">
        <style:tab-stops>
          <style:tab-stop style:position="0.0425in"/>
        </style:tab-stops>
      </style:paragraph-properties>
      <style:text-properties style:use-window-font-color="true" style:font-name="Liberation Serif" fo:font-size="12pt" fo:font-weight="bold" officeooo:paragraph-rsid="00edae73" style:font-size-asian="12pt" style:font-weight-asian="bold" style:font-size-complex="12pt" style:font-weight-complex="bold"/>
    </style:style>
    <style:style style:name="P71" style:family="paragraph" style:parent-style-name="Standard">
      <style:text-properties style:use-window-font-color="true" style:font-name="Liberation Serif" fo:font-size="12pt" fo:font-weight="normal" officeooo:rsid="00294dd9" officeooo:paragraph-rsid="0052d82b" style:font-name-asian="Arial" style:font-size-asian="12pt" style:font-weight-asian="normal" style:font-name-complex="Arial" style:font-size-complex="12pt" style:font-weight-complex="normal"/>
    </style:style>
    <style:style style:name="P72" style:family="paragraph" style:parent-style-name="Standard">
      <style:paragraph-properties fo:text-align="justify" style:justify-single-word="false"/>
      <style:text-properties style:use-window-font-color="true" officeooo:paragraph-rsid="0052d82b"/>
    </style:style>
    <style:style style:name="P73" style:family="paragraph" style:parent-style-name="Standard" style:list-style-name="L11">
      <style:paragraph-properties fo:text-align="justify" style:justify-single-word="false">
        <style:tab-stops>
          <style:tab-stop style:position="0.0425in"/>
        </style:tab-stops>
      </style:paragraph-properties>
      <style:text-properties officeooo:paragraph-rsid="00a25906"/>
    </style:style>
    <style:style style:name="P74" style:family="paragraph" style:parent-style-name="Standard" style:list-style-name="L11">
      <style:paragraph-properties fo:text-align="justify" style:justify-single-word="false">
        <style:tab-stops>
          <style:tab-stop style:position="0.0425in"/>
        </style:tab-stops>
      </style:paragraph-properties>
      <style:text-properties officeooo:paragraph-rsid="00a284c6"/>
    </style:style>
    <style:style style:name="P75" style:family="paragraph" style:parent-style-name="Standard" style:list-style-name="L10">
      <style:paragraph-properties>
        <style:tab-stops>
          <style:tab-stop style:position="0.0425in"/>
        </style:tab-stops>
      </style:paragraph-properties>
      <style:text-properties officeooo:paragraph-rsid="00a686c5"/>
    </style:style>
    <style:style style:name="P76" style:family="paragraph" style:parent-style-name="Standard" style:list-style-name="L10">
      <style:paragraph-properties>
        <style:tab-stops>
          <style:tab-stop style:position="0.0425in"/>
        </style:tab-stops>
      </style:paragraph-properties>
      <style:text-properties officeooo:paragraph-rsid="00a8c402"/>
    </style:style>
    <style:style style:name="P77" style:family="paragraph" style:parent-style-name="Standard" style:list-style-name="L18">
      <style:text-properties officeooo:paragraph-rsid="005fb8bb"/>
    </style:style>
    <style:style style:name="P78" style:family="paragraph" style:parent-style-name="Standard" style:list-style-name="L18">
      <style:text-properties officeooo:paragraph-rsid="005f32d6"/>
    </style:style>
    <style:style style:name="P79" style:family="paragraph" style:parent-style-name="Standard" style:list-style-name="L18">
      <style:text-properties officeooo:paragraph-rsid="008995f7"/>
    </style:style>
    <style:style style:name="P80" style:family="paragraph" style:parent-style-name="Standard" style:list-style-name="L19">
      <style:text-properties officeooo:paragraph-rsid="005f32d6"/>
    </style:style>
    <style:style style:name="P81" style:family="paragraph" style:parent-style-name="Standard" style:list-style-name="L19">
      <style:text-properties officeooo:paragraph-rsid="00605046"/>
    </style:style>
    <style:style style:name="P82" style:family="paragraph" style:parent-style-name="Standard" style:list-style-name="L19">
      <style:text-properties officeooo:paragraph-rsid="006352b6"/>
    </style:style>
    <style:style style:name="P83" style:family="paragraph" style:parent-style-name="Standard" style:list-style-name="L8">
      <style:paragraph-properties fo:line-height="100%" fo:text-align="justify" style:justify-single-word="false"/>
      <style:text-properties officeooo:paragraph-rsid="00e1f2c2"/>
    </style:style>
    <style:style style:name="P84" style:family="paragraph" style:parent-style-name="Standard">
      <style:paragraph-properties fo:text-align="center" style:justify-single-word="false"/>
      <style:text-properties officeooo:paragraph-rsid="0099a601"/>
    </style:style>
    <style:style style:name="P85" style:family="paragraph" style:parent-style-name="Standard" style:list-style-name="L1">
      <style:paragraph-properties fo:margin-left="0.2571in" fo:margin-right="0in" fo:text-align="justify" style:justify-single-word="false" fo:text-indent="-0.25in" style:auto-text-indent="false">
        <style:tab-stops>
          <style:tab-stop style:position="-0.0681in"/>
        </style:tab-stops>
      </style:paragraph-properties>
      <style:text-properties style:use-window-font-color="true" fo:font-weight="bold" officeooo:rsid="00246377" officeooo:paragraph-rsid="00246377" style:font-weight-asian="bold" style:font-weight-complex="bold"/>
    </style:style>
    <style:style style:name="P86" style:family="paragraph" style:parent-style-name="Standard" style:list-style-name="L3">
      <style:paragraph-properties fo:margin-left="0.2602in" fo:margin-right="0in" fo:text-align="justify" style:justify-single-word="false" fo:text-indent="-0.25in" style:auto-text-indent="false">
        <style:tab-stops>
          <style:tab-stop style:position="-0.0634in"/>
          <style:tab-stop style:position="0.0563in"/>
        </style:tab-stops>
      </style:paragraph-properties>
      <style:text-properties style:use-window-font-color="true" style:text-line-through-style="none" fo:font-weight="bold" officeooo:rsid="0052d82b" officeooo:paragraph-rsid="0052d82b" style:font-weight-asian="bold" style:font-weight-complex="bold"/>
    </style:style>
    <style:style style:name="P87" style:family="paragraph" style:parent-style-name="Standard" style:list-style-name="L4">
      <style:paragraph-properties fo:margin-left="0.2535in" fo:margin-right="0in" fo:text-align="justify" style:justify-single-word="false" fo:text-indent="-0.25in" style:auto-text-indent="false">
        <style:tab-stops>
          <style:tab-stop style:position="0.0492in"/>
        </style:tab-stops>
      </style:paragraph-properties>
      <style:text-properties style:use-window-font-color="true" style:text-line-through-style="none" fo:font-weight="bold" officeooo:rsid="0054c9b0" officeooo:paragraph-rsid="0054c9b0" style:font-weight-asian="bold" style:font-weight-complex="bold"/>
    </style:style>
    <style:style style:name="P88" style:family="paragraph" style:parent-style-name="Standard" style:list-style-name="L7">
      <style:paragraph-properties fo:margin-left="0.2465in" fo:margin-right="0in" fo:text-indent="-0.2465in" style:auto-text-indent="false">
        <style:tab-stops>
          <style:tab-stop style:position="0.0354in"/>
          <style:tab-stop style:position="0.0425in"/>
        </style:tab-stops>
      </style:paragraph-properties>
      <style:text-properties style:use-window-font-color="true" style:text-line-through-style="none" fo:font-weight="bold" officeooo:rsid="00246377" officeooo:paragraph-rsid="00246377" style:font-weight-asian="bold" style:font-weight-complex="bold"/>
    </style:style>
    <style:style style:name="P89" style:family="paragraph" style:parent-style-name="Standard" style:list-style-name="L9">
      <style:paragraph-properties fo:margin-left="0.2465in" fo:margin-right="0in" fo:text-indent="-0.2465in" style:auto-text-indent="false">
        <style:tab-stops>
          <style:tab-stop style:position="0.0425in"/>
        </style:tab-stops>
      </style:paragraph-properties>
      <style:text-properties style:use-window-font-color="true" officeooo:rsid="0025c55a" officeooo:paragraph-rsid="009e9475"/>
    </style:style>
    <style:style style:name="P90" style:family="paragraph" style:parent-style-name="Standard">
      <style:paragraph-properties fo:margin-left="0.2465in" fo:margin-right="0in" fo:text-indent="-0.2465in" style:auto-text-indent="false">
        <style:tab-stops>
          <style:tab-stop style:position="0.0425in"/>
        </style:tab-stops>
      </style:paragraph-properties>
      <style:text-properties style:use-window-font-color="true" fo:font-weight="bold" officeooo:rsid="008e1ad7" officeooo:paragraph-rsid="009e9475" style:font-weight-asian="bold" style:font-weight-complex="bold"/>
    </style:style>
    <style:style style:name="P91" style:family="paragraph" style:parent-style-name="Standard" style:list-style-name="L9">
      <style:paragraph-properties fo:margin-left="0.2465in" fo:margin-right="0in" fo:text-indent="-0.2465in" style:auto-text-indent="false">
        <style:tab-stops>
          <style:tab-stop style:position="0.0563in"/>
        </style:tab-stops>
      </style:paragraph-properties>
      <style:text-properties style:use-window-font-color="true" fo:font-weight="bold" officeooo:rsid="008e1ad7" officeooo:paragraph-rsid="0099a601" style:font-weight-asian="bold" style:font-weight-complex="bold"/>
    </style:style>
    <style:style style:name="P92" style:family="paragraph" style:parent-style-name="Standard" style:list-style-name="L9">
      <style:paragraph-properties fo:margin-left="0in" fo:margin-right="0in" fo:text-indent="0in" style:auto-text-indent="false">
        <style:tab-stops>
          <style:tab-stop style:position="0.0425in"/>
        </style:tab-stops>
      </style:paragraph-properties>
      <style:text-properties officeooo:paragraph-rsid="00e3efc9"/>
    </style:style>
    <style:style style:name="P93" style:family="paragraph" style:parent-style-name="Standard">
      <style:paragraph-properties fo:margin-left="0in" fo:margin-right="0in" fo:text-align="justify" style:justify-single-word="false" fo:text-indent="0in" style:auto-text-indent="false">
        <style:tab-stops>
          <style:tab-stop style:position="0.0425in"/>
        </style:tab-stops>
      </style:paragraph-properties>
      <style:text-properties officeooo:paragraph-rsid="00a686c5"/>
    </style:style>
    <style:style style:name="P94" style:family="paragraph" style:parent-style-name="Standard" style:list-style-name="WW8Num2">
      <style:paragraph-properties fo:margin-top="0in" fo:margin-bottom="0in" fo:line-height="100%" fo:text-align="justify" style:justify-single-word="false"/>
      <style:text-properties style:font-name="Liberation Serif" officeooo:paragraph-rsid="00c81bc6"/>
    </style:style>
    <style:style style:name="P95" style:family="paragraph" style:parent-style-name="Standard" style:list-style-name="WW8Num2">
      <style:paragraph-properties fo:margin-top="0in" fo:margin-bottom="0in" fo:line-height="100%" fo:text-align="justify" style:justify-single-word="false"/>
      <style:text-properties style:font-name="Liberation Serif" officeooo:paragraph-rsid="00c0e99d"/>
    </style:style>
    <style:style style:name="P96" style:family="paragraph" style:parent-style-name="Standard" style:list-style-name="L9">
      <style:paragraph-properties fo:margin-left="0.2492in" fo:margin-right="0in" fo:text-indent="-0.25in" style:auto-text-indent="false">
        <style:tab-stops>
          <style:tab-stop style:position="0.0602in"/>
        </style:tab-stops>
      </style:paragraph-properties>
      <style:text-properties style:use-window-font-color="true" fo:font-weight="bold" officeooo:rsid="0025c55a" officeooo:paragraph-rsid="0025c55a" style:font-weight-asian="bold" style:font-weight-complex="bold"/>
    </style:style>
    <style:style style:name="P97" style:family="paragraph" style:parent-style-name="Standard" style:list-style-name="L17">
      <style:paragraph-properties fo:margin-left="0.2492in" fo:margin-right="0in" fo:text-indent="-0.25in" style:auto-text-indent="false">
        <style:tab-stops>
          <style:tab-stop style:position="0.0835in"/>
        </style:tab-stops>
      </style:paragraph-properties>
      <style:text-properties style:use-window-font-color="true" fo:font-style="normal" fo:font-weight="bold" officeooo:rsid="009ae334" officeooo:paragraph-rsid="009ae334" style:font-style-asian="normal" style:font-weight-asian="bold" style:font-style-complex="normal" style:font-weight-complex="bold"/>
    </style:style>
    <style:style style:name="P98" style:family="paragraph" style:parent-style-name="Standard">
      <style:paragraph-properties fo:margin-left="-0.0075in" fo:margin-right="0in" fo:text-align="justify" style:justify-single-word="false" fo:text-indent="0.0075in" style:auto-text-indent="false">
        <style:tab-stops>
          <style:tab-stop style:position="0.0075in"/>
        </style:tab-stops>
      </style:paragraph-properties>
      <style:text-properties style:use-window-font-color="true" fo:font-weight="normal" officeooo:rsid="00409e25" officeooo:paragraph-rsid="00da6fae" style:font-weight-asian="normal" style:font-weight-complex="normal"/>
    </style:style>
    <style:style style:name="P99" style:family="paragraph" style:parent-style-name="Standard">
      <style:paragraph-properties fo:margin-left="-0.0008in" fo:margin-right="0in" fo:text-indent="0in" style:auto-text-indent="false">
        <style:tab-stops>
          <style:tab-stop style:position="0.0756in"/>
        </style:tab-stops>
      </style:paragraph-properties>
      <style:text-properties style:use-window-font-color="true" officeooo:rsid="00409e25" officeooo:paragraph-rsid="009a99c4"/>
    </style:style>
    <style:style style:name="P100" style:family="paragraph" style:parent-style-name="Standard">
      <style:paragraph-properties fo:margin-left="-0.0008in" fo:margin-right="0in" fo:text-indent="0in" style:auto-text-indent="false">
        <style:tab-stops>
          <style:tab-stop style:position="0.0756in"/>
        </style:tab-stops>
      </style:paragraph-properties>
      <style:text-properties style:use-window-font-color="true" fo:font-style="normal" fo:font-weight="bold" officeooo:rsid="009ae334" officeooo:paragraph-rsid="009ae334" style:font-style-asian="normal" style:font-weight-asian="bold" style:font-style-complex="normal" style:font-weight-complex="bold"/>
    </style:style>
    <style:style style:name="P101" style:family="paragraph" style:parent-style-name="Standard" style:list-style-name="L15">
      <style:paragraph-properties fo:margin-left="-0.0008in" fo:margin-right="0in" fo:text-align="justify" style:justify-single-word="false" fo:text-indent="0in" style:auto-text-indent="false">
        <style:tab-stops>
          <style:tab-stop style:position="0.0756in"/>
        </style:tab-stops>
      </style:paragraph-properties>
      <style:text-properties style:use-window-font-color="true" officeooo:rsid="009a99c4" officeooo:paragraph-rsid="00f080e2"/>
    </style:style>
    <style:style style:name="P102" style:family="paragraph" style:parent-style-name="Standard" style:list-style-name="L17">
      <style:paragraph-properties fo:margin-left="-0.0083in" fo:margin-right="0in" fo:text-indent="0in" style:auto-text-indent="false">
        <style:tab-stops>
          <style:tab-stop style:position="0.0602in"/>
        </style:tab-stops>
      </style:paragraph-properties>
      <style:text-properties style:use-window-font-color="true" fo:font-style="normal" fo:font-weight="bold" officeooo:rsid="009ae334" officeooo:paragraph-rsid="009ae334" style:font-style-asian="normal" style:font-weight-asian="bold" style:font-style-complex="normal" style:font-weight-complex="bold"/>
    </style:style>
    <style:style style:name="P103" style:family="paragraph" style:parent-style-name="Standard">
      <style:paragraph-properties fo:margin-left="-0.0083in" fo:margin-right="0in" fo:text-indent="0in" style:auto-text-indent="false">
        <style:tab-stops>
          <style:tab-stop style:position="0.0602in"/>
        </style:tab-stops>
      </style:paragraph-properties>
      <style:text-properties style:use-window-font-color="true" fo:font-style="normal" fo:font-weight="bold" officeooo:rsid="009ae334" officeooo:paragraph-rsid="009ae334" style:font-style-asian="normal" style:font-weight-asian="bold" style:font-style-complex="normal" style:font-weight-complex="bold"/>
    </style:style>
    <style:style style:name="P104" style:family="paragraph" style:parent-style-name="Standard">
      <style:paragraph-properties fo:margin-left="0.0283in" fo:margin-right="0in" fo:text-align="justify" style:justify-single-word="false" fo:text-indent="0in" style:auto-text-indent="false">
        <style:tab-stops>
          <style:tab-stop style:position="-0.2465in"/>
        </style:tab-stops>
      </style:paragraph-properties>
      <style:text-properties style:use-window-font-color="true" fo:font-weight="normal" officeooo:rsid="0025c55a" officeooo:paragraph-rsid="00a69e6f" style:font-weight-asian="normal" style:font-weight-complex="normal"/>
    </style:style>
    <style:style style:name="P105" style:family="paragraph" style:parent-style-name="Text_20_body" style:list-style-name="L5">
      <style:paragraph-properties fo:text-align="justify" style:justify-single-word="false"/>
      <style:text-properties officeooo:paragraph-rsid="0056c499"/>
    </style:style>
    <style:style style:name="P106" style:family="paragraph" style:parent-style-name="Text_20_body" style:list-style-name="L5">
      <style:paragraph-properties fo:text-align="justify" style:justify-single-word="false"/>
      <style:text-properties officeooo:paragraph-rsid="0056de9e"/>
    </style:style>
    <style:style style:name="P107" style:family="paragraph" style:parent-style-name="List_20_Bullet">
      <style:text-properties style:use-window-font-color="true" style:font-name="Liberation Serif" fo:font-size="12pt" officeooo:paragraph-rsid="0068ce86" style:font-size-asian="12pt" style:font-size-complex="12pt"/>
    </style:style>
    <style:style style:name="P108" style:family="paragraph" style:parent-style-name="List_20_Bullet">
      <style:paragraph-properties fo:line-height="100%"/>
      <style:text-properties officeooo:paragraph-rsid="00c09710"/>
    </style:style>
    <style:style style:name="P109" style:family="paragraph" style:parent-style-name="List_20_Bullet" style:list-style-name="WW8Num2">
      <style:paragraph-properties fo:line-height="100%"/>
      <style:text-properties officeooo:paragraph-rsid="00c883e6"/>
    </style:style>
    <style:style style:name="P110" style:family="paragraph" style:parent-style-name="List_20_Bullet" style:list-style-name="WW8Num2">
      <style:paragraph-properties fo:line-height="100%"/>
      <style:text-properties officeooo:paragraph-rsid="00c81bc6"/>
    </style:style>
    <style:style style:name="P111" style:family="paragraph" style:parent-style-name="List_20_Bullet" style:list-style-name="WW8Num2">
      <style:paragraph-properties fo:line-height="100%"/>
      <style:text-properties officeooo:paragraph-rsid="00c2502e"/>
    </style:style>
    <style:style style:name="P112" style:family="paragraph" style:parent-style-name="List_20_Bullet" style:list-style-name="WW8Num2">
      <style:paragraph-properties fo:line-height="100%"/>
      <style:text-properties officeooo:paragraph-rsid="00c4e632"/>
    </style:style>
    <style:style style:name="P113" style:family="paragraph" style:parent-style-name="List_20_Bullet" style:list-style-name="WW8Num2">
      <style:paragraph-properties fo:line-height="100%"/>
      <style:text-properties style:font-name="Liberation Serif" fo:font-size="12pt" officeooo:paragraph-rsid="00c2502e" style:font-size-asian="12pt" style:font-size-complex="12pt"/>
    </style:style>
    <style:style style:name="P114" style:family="paragraph" style:parent-style-name="Style-1" style:master-page-name="Standard">
      <style:paragraph-properties fo:line-height="115%" fo:text-align="center" style:justify-single-word="false" style:page-number="auto"/>
      <style:text-properties style:use-window-font-color="true" style:font-name="Liberation Serif" fo:font-size="16pt" fo:font-weight="bold" officeooo:rsid="00246377" officeooo:paragraph-rsid="003c6429" style:font-name-asian="Arial" style:font-size-asian="16pt" style:font-weight-asian="bold" style:font-name-complex="Arial" style:font-size-complex="16pt" style:font-weight-complex="bold"/>
    </style:style>
    <style:style style:name="P115" style:family="paragraph" style:parent-style-name="Style-1">
      <style:paragraph-properties fo:line-height="115%" fo:text-align="justify" style:justify-single-word="false"/>
      <style:text-properties style:use-window-font-color="true" style:font-name="Liberation Serif" fo:font-size="12pt" fo:font-weight="bold" officeooo:rsid="00294dd9" officeooo:paragraph-rsid="00b9413d" style:font-name-asian="Arial" style:font-size-asian="12pt" style:font-weight-asian="bold" style:font-name-complex="Arial" style:font-size-complex="12pt" style:font-weight-complex="bold"/>
    </style:style>
    <style:style style:name="P116" style:family="paragraph" style:parent-style-name="Style-1">
      <style:paragraph-properties fo:line-height="100%" fo:text-align="justify" style:justify-single-word="false"/>
      <style:text-properties style:use-window-font-color="true" style:font-name="Liberation Serif" fo:font-size="12pt" officeooo:paragraph-rsid="00b9413d" style:font-name-asian="Arial" style:font-size-asian="12pt" style:font-name-complex="Arial" style:font-size-complex="12pt"/>
    </style:style>
    <style:style style:name="P117" style:family="paragraph" style:parent-style-name="Style-1">
      <style:paragraph-properties fo:line-height="100%" fo:text-align="justify" style:justify-single-word="false"/>
      <style:text-properties style:use-window-font-color="true" style:font-name="Liberation Serif" fo:font-size="12pt" officeooo:paragraph-rsid="00397db8" style:font-size-asian="12pt" style:font-size-complex="12pt"/>
    </style:style>
    <style:style style:name="P118" style:family="paragraph" style:parent-style-name="Style-1">
      <style:paragraph-properties fo:line-height="100%" fo:text-align="justify" style:justify-single-word="false"/>
      <style:text-properties style:use-window-font-color="true" officeooo:paragraph-rsid="0068ce86"/>
    </style:style>
    <style:style style:name="P119" style:family="paragraph" style:parent-style-name="Style-1">
      <style:paragraph-properties fo:line-height="100%" fo:text-align="justify" style:justify-single-word="false"/>
      <style:text-properties officeooo:paragraph-rsid="0069323d"/>
    </style:style>
    <style:style style:name="P120" style:family="paragraph" style:parent-style-name="Style-1" style:list-style-name="L12">
      <style:paragraph-properties fo:margin-left="0in" fo:margin-right="0in" fo:line-height="100%" fo:text-align="justify" style:justify-single-word="false" fo:text-indent="0in" style:auto-text-indent="false">
        <style:tab-stops/>
      </style:paragraph-properties>
      <style:text-properties officeooo:paragraph-rsid="00a3f9a0"/>
    </style:style>
    <style:style style:name="P121" style:family="paragraph" style:parent-style-name="ListStyle" style:list-style-name="WW8Num5">
      <style:paragraph-properties fo:line-height="115%">
        <style:tab-stops>
          <style:tab-stop style:position="0.5in"/>
        </style:tab-stops>
      </style:paragraph-properties>
      <style:text-properties style:use-window-font-color="true" style:font-name="Liberation Serif" fo:font-size="12pt" officeooo:paragraph-rsid="00397db8" style:font-size-asian="12pt" style:font-size-complex="12pt"/>
    </style:style>
    <style:style style:name="P122" style:family="paragraph" style:parent-style-name="ListStyle" style:list-style-name="WW8Num6">
      <style:paragraph-properties fo:line-height="115%">
        <style:tab-stops>
          <style:tab-stop style:position="0.5in"/>
        </style:tab-stops>
      </style:paragraph-properties>
      <style:text-properties style:use-window-font-color="true" style:font-name="Liberation Serif" fo:font-size="12pt" officeooo:paragraph-rsid="00397db8" style:font-size-asian="12pt" style:font-size-complex="12pt"/>
    </style:style>
    <style:style style:name="P123" style:family="paragraph" style:parent-style-name="List_20_Bullet_20_2" style:list-style-name="WW8Num2">
      <style:paragraph-properties fo:line-height="100%"/>
      <style:text-properties style:font-name="Liberation Serif" fo:font-size="12pt" officeooo:paragraph-rsid="00c2502e" style:font-size-asian="12pt" style:font-size-complex="12pt"/>
    </style:style>
    <style:style style:name="P124" style:family="paragraph" style:parent-style-name="List_20_Bullet_20_2" style:list-style-name="WW8Num2">
      <style:paragraph-properties fo:line-height="100%"/>
      <style:text-properties style:font-name="Liberation Serif" fo:font-size="12pt" officeooo:paragraph-rsid="00c2574c"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68a6e" style:font-weight-asian="bold" style:font-weight-complex="bold"/>
    </style:style>
    <style:style style:name="T4" style:family="text">
      <style:text-properties fo:font-weight="bold" officeooo:rsid="009e28e9" style:font-weight-asian="bold" style:font-weight-complex="bold"/>
    </style:style>
    <style:style style:name="T5" style:family="text">
      <style:text-properties fo:font-weight="bold" officeooo:rsid="0076c594" style:font-weight-asian="bold" style:font-weight-complex="bold"/>
    </style:style>
    <style:style style:name="T6" style:family="text">
      <style:text-properties fo:font-weight="bold" officeooo:rsid="008e1ad7" style:font-weight-asian="bold" style:font-weight-complex="bold"/>
    </style:style>
    <style:style style:name="T7" style:family="text">
      <style:text-properties fo:font-weight="bold" officeooo:rsid="009e9475" style:font-weight-asian="bold" style:font-weight-complex="bold"/>
    </style:style>
    <style:style style:name="T8" style:family="text">
      <style:text-properties fo:font-weight="bold" officeooo:rsid="00ad992c" style:font-weight-asian="bold" style:font-weight-complex="bold"/>
    </style:style>
    <style:style style:name="T9" style:family="text">
      <style:text-properties fo:font-weight="bold" officeooo:rsid="00294dd9" style:font-weight-asian="bold" style:font-weight-complex="bold"/>
    </style:style>
    <style:style style:name="T10" style:family="text">
      <style:text-properties fo:font-weight="bold" officeooo:rsid="002c3308" style:font-weight-asian="bold" style:font-weight-complex="bold"/>
    </style:style>
    <style:style style:name="T11" style:family="text">
      <style:text-properties fo:font-weight="bold" officeooo:rsid="00b9413d" style:font-weight-asian="bold" style:font-weight-complex="bold"/>
    </style:style>
    <style:style style:name="T12" style:family="text">
      <style:text-properties fo:font-weight="bold" officeooo:rsid="00bbdd41" style:font-weight-asian="bold" style:font-weight-complex="bold"/>
    </style:style>
    <style:style style:name="T13" style:family="text">
      <style:text-properties fo:font-weight="bold" officeooo:rsid="00c2574c" style:font-weight-asian="bold" style:font-weight-complex="bold"/>
    </style:style>
    <style:style style:name="T14" style:family="text">
      <style:text-properties fo:font-weight="bold" officeooo:rsid="00a44b79" style:font-weight-asian="bold" style:font-weight-complex="bold"/>
    </style:style>
    <style:style style:name="T15" style:family="text">
      <style:text-properties fo:font-weight="bold" officeooo:rsid="00e71362" style:font-weight-asian="bold" style:font-weight-complex="bold"/>
    </style:style>
    <style:style style:name="T16" style:family="text">
      <style:text-properties fo:font-weight="bold" officeooo:rsid="00ef1d79" style:font-weight-asian="bold" style:font-weight-complex="bold"/>
    </style:style>
    <style:style style:name="T17" style:family="text">
      <style:text-properties fo:font-weight="bold" style:font-name-asian="Arial" style:font-weight-asian="bold" style:font-name-complex="Arial" style:font-weight-complex="bold"/>
    </style:style>
    <style:style style:name="T18" style:family="text">
      <style:text-properties fo:font-weight="bold" officeooo:rsid="0068ce86" style:font-name-asian="Arial" style:font-weight-asian="bold" style:font-name-complex="Arial" style:font-weight-complex="bold"/>
    </style:style>
    <style:style style:name="T19" style:family="text">
      <style:text-properties fo:font-weight="normal"/>
    </style:style>
    <style:style style:name="T20" style:family="text">
      <style:text-properties fo:font-weight="normal" officeooo:rsid="004533a0" style:font-weight-asian="normal" style:font-weight-complex="normal"/>
    </style:style>
    <style:style style:name="T21" style:family="text">
      <style:text-properties fo:font-weight="normal" officeooo:rsid="00455a91" style:font-weight-asian="normal" style:font-weight-complex="normal"/>
    </style:style>
    <style:style style:name="T22" style:family="text">
      <style:text-properties fo:font-weight="normal" officeooo:rsid="00605046" style:font-weight-asian="normal" style:font-weight-complex="normal"/>
    </style:style>
    <style:style style:name="T23" style:family="text">
      <style:text-properties fo:font-weight="normal" officeooo:rsid="00b48a3d" style:font-weight-asian="normal" style:font-weight-complex="normal"/>
    </style:style>
    <style:style style:name="T24" style:family="text">
      <style:text-properties fo:font-weight="normal" officeooo:rsid="00b8d5db" style:font-weight-asian="normal" style:font-weight-complex="normal"/>
    </style:style>
    <style:style style:name="T25" style:family="text">
      <style:text-properties fo:font-weight="normal" officeooo:rsid="00c2574c" style:font-weight-asian="normal" style:font-weight-complex="normal"/>
    </style:style>
    <style:style style:name="T26" style:family="text">
      <style:text-properties fo:font-style="italic" officeooo:rsid="00409e25" style:font-style-asian="italic" style:font-style-complex="italic"/>
    </style:style>
    <style:style style:name="T27" style:family="text">
      <style:text-properties fo:font-style="italic" officeooo:rsid="0043c101" style:font-style-asian="italic" style:font-style-complex="italic"/>
    </style:style>
    <style:style style:name="T28" style:family="text">
      <style:text-properties fo:font-style="italic" officeooo:rsid="00dba5cf" style:font-style-asian="italic" style:font-style-complex="italic"/>
    </style:style>
    <style:style style:name="T29" style:family="text">
      <style:text-properties fo:font-style="italic" style:font-name-asian="Arial" style:font-style-asian="italic" style:font-name-complex="Arial" style:font-style-complex="italic"/>
    </style:style>
    <style:style style:name="T30" style:family="text">
      <style:text-properties officeooo:rsid="001eabb6"/>
    </style:style>
    <style:style style:name="T31" style:family="text">
      <style:text-properties style:text-line-through-style="none"/>
    </style:style>
    <style:style style:name="T32" style:family="text">
      <style:text-properties style:text-line-through-style="none" officeooo:rsid="001b4cfa"/>
    </style:style>
    <style:style style:name="T33" style:family="text">
      <style:text-properties style:text-line-through-style="none" officeooo:rsid="001a5a1e"/>
    </style:style>
    <style:style style:name="T34" style:family="text">
      <style:text-properties style:text-line-through-style="none" officeooo:rsid="002209fc"/>
    </style:style>
    <style:style style:name="T35" style:family="text">
      <style:text-properties style:text-line-through-style="none" officeooo:rsid="002d04e3"/>
    </style:style>
    <style:style style:name="T36" style:family="text">
      <style:text-properties style:text-line-through-style="none" officeooo:rsid="002ea641"/>
    </style:style>
    <style:style style:name="T37" style:family="text">
      <style:text-properties style:text-line-through-style="none" officeooo:rsid="003e4a2c"/>
    </style:style>
    <style:style style:name="T38" style:family="text">
      <style:text-properties style:text-line-through-style="none" officeooo:rsid="004884ab"/>
    </style:style>
    <style:style style:name="T39" style:family="text">
      <style:text-properties style:text-line-through-style="none" fo:font-style="italic" officeooo:rsid="004884ab" fo:background-color="transparent" style:font-style-asian="italic" style:font-style-complex="italic"/>
    </style:style>
    <style:style style:name="T40" style:family="text">
      <style:text-properties style:text-line-through-style="none" fo:font-style="normal" officeooo:rsid="004ac683" style:font-style-asian="normal" style:font-style-complex="normal"/>
    </style:style>
    <style:style style:name="T41" style:family="text">
      <style:text-properties style:text-line-through-style="none" fo:font-style="normal" officeooo:rsid="004e41d7" style:font-style-asian="normal" style:font-style-complex="normal"/>
    </style:style>
    <style:style style:name="T42" style:family="text">
      <style:text-properties style:text-line-through-style="none" fo:font-style="normal" officeooo:rsid="004e79eb" style:font-style-asian="normal" style:font-style-complex="normal"/>
    </style:style>
    <style:style style:name="T43" style:family="text">
      <style:text-properties style:text-line-through-style="none" fo:font-style="normal" officeooo:rsid="004fa6f8" style:font-style-asian="normal" style:font-style-complex="normal"/>
    </style:style>
    <style:style style:name="T44" style:family="text">
      <style:text-properties style:text-line-through-style="none" fo:font-style="normal" officeooo:rsid="005031d2" style:font-style-asian="normal" style:font-style-complex="normal"/>
    </style:style>
    <style:style style:name="T45" style:family="text">
      <style:text-properties style:text-line-through-style="none" fo:font-style="normal" officeooo:rsid="0050dd91" style:font-style-asian="normal" style:font-style-complex="normal"/>
    </style:style>
    <style:style style:name="T46" style:family="text">
      <style:text-properties style:text-line-through-style="none" fo:font-style="normal" officeooo:rsid="00228e70" style:font-style-asian="normal" style:font-style-complex="normal"/>
    </style:style>
    <style:style style:name="T47" style:family="text">
      <style:text-properties style:text-line-through-style="none" fo:font-style="normal" officeooo:rsid="0025a757" style:font-style-asian="normal" style:font-style-complex="normal"/>
    </style:style>
    <style:style style:name="T48" style:family="text">
      <style:text-properties style:text-line-through-style="none" fo:font-style="normal" officeooo:rsid="003e4a2c" style:font-style-asian="normal" style:font-style-complex="normal"/>
    </style:style>
    <style:style style:name="T49" style:family="text">
      <style:text-properties style:text-line-through-style="none" fo:font-style="normal" officeooo:rsid="004884ab" fo:background-color="transparent" style:font-style-asian="normal" style:font-style-complex="normal"/>
    </style:style>
    <style:style style:name="T50" style:family="text">
      <style:text-properties style:text-line-through-style="none" fo:font-style="normal" officeooo:rsid="004e41d7" fo:background-color="transparent" style:font-style-asian="normal" style:font-style-complex="normal"/>
    </style:style>
    <style:style style:name="T51" style:family="text">
      <style:text-properties style:text-line-through-style="none" fo:font-style="normal" officeooo:rsid="005031d2" fo:background-color="transparent" style:font-style-asian="normal" style:font-style-complex="normal"/>
    </style:style>
    <style:style style:name="T52" style:family="text">
      <style:text-properties style:text-line-through-style="none" fo:font-style="normal" officeooo:rsid="004ac683" fo:background-color="transparent" style:font-style-asian="normal" style:font-style-complex="normal"/>
    </style:style>
    <style:style style:name="T53" style:family="text">
      <style:text-properties style:text-line-through-style="none" fo:font-style="normal" officeooo:rsid="0052addb" fo:background-color="transparent" style:font-style-asian="normal" style:font-style-complex="normal"/>
    </style:style>
    <style:style style:name="T54" style:family="text">
      <style:text-properties style:text-line-through-style="none" fo:font-style="normal" officeooo:rsid="0025a757" fo:background-color="transparent" style:font-style-asian="normal" style:font-style-complex="normal"/>
    </style:style>
    <style:style style:name="T55" style:family="text">
      <style:text-properties style:text-line-through-style="none" officeooo:rsid="00497efd"/>
    </style:style>
    <style:style style:name="T56" style:family="text">
      <style:text-properties style:text-line-through-style="none" officeooo:rsid="005031d2"/>
    </style:style>
    <style:style style:name="T57" style:family="text">
      <style:text-properties style:text-line-through-style="none" officeooo:rsid="0052d76a"/>
    </style:style>
    <style:style style:name="T58" style:family="text">
      <style:text-properties style:text-line-through-style="none" officeooo:rsid="0052d82b"/>
    </style:style>
    <style:style style:name="T59" style:family="text">
      <style:text-properties style:text-line-through-style="none" officeooo:rsid="00294dd9"/>
    </style:style>
    <style:style style:name="T60" style:family="text">
      <style:text-properties style:text-line-through-style="none" officeooo:rsid="0036c7d3"/>
    </style:style>
    <style:style style:name="T61" style:family="text">
      <style:text-properties style:text-line-through-style="none" style:font-name="Liberation Serif" fo:font-size="12pt" fo:font-weight="normal" officeooo:rsid="00294dd9" style:font-name-asian="Arial" style:font-size-asian="12pt" style:font-weight-asian="normal" style:font-name-complex="Arial" style:font-size-complex="12pt" style:font-weight-complex="normal"/>
    </style:style>
    <style:style style:name="T62" style:family="text">
      <style:text-properties style:text-line-through-style="none" style:font-name="Liberation Serif" fo:font-size="12pt" fo:font-weight="normal" officeooo:rsid="00294dd9" fo:background-color="transparent" style:font-name-asian="Arial" style:font-size-asian="12pt" style:font-weight-asian="normal" style:font-name-complex="Arial" style:font-size-complex="12pt" style:font-weight-complex="normal"/>
    </style:style>
    <style:style style:name="T63" style:family="text">
      <style:text-properties style:text-line-through-style="none" style:font-name="Liberation Serif" fo:font-size="12pt" fo:font-weight="normal" officeooo:rsid="005b9545" fo:background-color="transparent" style:font-name-asian="Arial" style:font-size-asian="12pt" style:font-weight-asian="normal" style:font-name-complex="Arial" style:font-size-complex="12pt" style:font-weight-complex="normal"/>
    </style:style>
    <style:style style:name="T64" style:family="text">
      <style:text-properties style:text-line-through-style="none" style:font-name="Liberation Serif" fo:font-size="12pt" fo:font-weight="normal" officeooo:rsid="005b977b" fo:background-color="transparent" style:font-name-asian="Arial" style:font-size-asian="12pt" style:font-weight-asian="normal" style:font-name-complex="Arial" style:font-size-complex="12pt" style:font-weight-complex="normal"/>
    </style:style>
    <style:style style:name="T65" style:family="text">
      <style:text-properties style:text-line-through-style="none" style:font-name="Liberation Serif" fo:font-size="12pt" officeooo:rsid="0052d82b" style:font-name-asian="Arial" style:font-size-asian="12pt" style:font-name-complex="Arial" style:font-size-complex="12pt"/>
    </style:style>
    <style:style style:name="T66" style:family="text">
      <style:text-properties style:text-line-through-style="none" style:font-name="Liberation Serif" fo:font-size="12pt" officeooo:rsid="006fd8b7" style:font-name-asian="Arial" style:font-size-asian="12pt" style:font-name-complex="Arial" style:font-size-complex="12pt"/>
    </style:style>
    <style:style style:name="T67" style:family="text">
      <style:text-properties style:text-line-through-style="none" style:font-name="Liberation Serif" fo:font-size="12pt" officeooo:rsid="0069323d" style:font-name-asian="Arial" style:font-size-asian="12pt" style:font-name-complex="Arial" style:font-size-complex="12pt"/>
    </style:style>
    <style:style style:name="T68" style:family="text">
      <style:text-properties style:text-line-through-style="none" style:font-name="Liberation Serif" fo:font-size="12pt" officeooo:rsid="00de0edf" style:font-name-asian="Arial" style:font-size-asian="12pt" style:font-name-complex="Arial" style:font-size-complex="12pt"/>
    </style:style>
    <style:style style:name="T69" style:family="text">
      <style:text-properties style:text-line-through-style="none" style:font-name="Liberation Serif" fo:font-size="12pt" fo:font-style="normal" officeooo:rsid="0025a757" fo:background-color="transparent" style:font-size-asian="12pt" style:font-style-asian="normal" style:font-size-complex="12pt" style:font-style-complex="normal"/>
    </style:style>
    <style:style style:name="T70" style:family="text">
      <style:text-properties style:text-line-through-style="none" style:font-name="Liberation Serif" fo:font-size="12pt" fo:font-style="normal" officeooo:rsid="0069323d" fo:background-color="transparent" style:font-size-asian="12pt" style:font-style-asian="normal" style:font-size-complex="12pt" style:font-style-complex="normal"/>
    </style:style>
    <style:style style:name="T71" style:family="text">
      <style:text-properties style:text-line-through-style="none" style:font-name="Liberation Serif" fo:font-size="12pt" officeooo:rsid="00228e70" fo:background-color="transparent" style:font-size-asian="12pt" style:font-size-complex="12pt"/>
    </style:style>
    <style:style style:name="T72" style:family="text">
      <style:text-properties style:text-line-through-style="none" style:font-name="Liberation Serif" fo:font-size="12pt" officeooo:rsid="0069323d" fo:background-color="transparent" style:font-size-asian="12pt" style:font-size-complex="12pt"/>
    </style:style>
    <style:style style:name="T73" style:family="text">
      <style:text-properties style:text-line-through-style="none" style:font-name="Liberation Serif" fo:font-size="12pt" officeooo:rsid="00719ed0" fo:background-color="transparent" style:font-size-asian="12pt" style:font-size-complex="12pt"/>
    </style:style>
    <style:style style:name="T74" style:family="text">
      <style:text-properties style:text-line-through-style="none" style:font-name="Liberation Serif" fo:font-size="12pt" officeooo:rsid="00de0edf" fo:background-color="transparent" style:font-size-asian="12pt" style:font-size-complex="12pt"/>
    </style:style>
    <style:style style:name="T75" style:family="text">
      <style:text-properties style:text-line-through-style="none" style:font-name="Liberation Serif" fo:font-size="12pt" officeooo:rsid="0069400c" style:font-size-asian="12pt" style:font-size-complex="12pt"/>
    </style:style>
    <style:style style:name="T76" style:family="text">
      <style:text-properties style:text-line-through-style="none" style:font-name="Liberation Serif" fo:font-size="12pt" officeooo:rsid="006e3c88" style:font-size-asian="12pt" style:font-size-complex="12pt"/>
    </style:style>
    <style:style style:name="T77" style:family="text">
      <style:text-properties style:text-line-through-style="none" style:font-name="Liberation Serif" fo:font-size="12pt" officeooo:rsid="006cb2bd" style:font-size-asian="12pt" style:font-size-complex="12pt"/>
    </style:style>
    <style:style style:name="T78" style:family="text">
      <style:text-properties style:text-line-through-style="none" style:font-name="Liberation Serif" fo:font-size="12pt" officeooo:rsid="0076491a" style:font-size-asian="12pt" style:font-size-complex="12pt"/>
    </style:style>
    <style:style style:name="T79" style:family="text">
      <style:text-properties style:text-line-through-style="none" style:font-name="Liberation Serif" fo:font-size="12pt" officeooo:rsid="00dcdf7d" style:font-size-asian="12pt" style:font-size-complex="12pt"/>
    </style:style>
    <style:style style:name="T80" style:family="text">
      <style:text-properties style:text-line-through-style="none" style:font-name="Liberation Serif" fo:font-size="12pt" fo:font-weight="bold" officeooo:rsid="00de0edf" fo:background-color="transparent" style:font-size-asian="12pt" style:font-weight-asian="bold" style:font-size-complex="12pt" style:font-weight-complex="bold"/>
    </style:style>
    <style:style style:name="T81" style:family="text">
      <style:text-properties style:text-line-through-style="none" style:font-name="Liberation Serif" fo:font-size="12pt" fo:font-weight="bold" officeooo:rsid="00e1f2c2" fo:background-color="transparent" style:font-size-asian="12pt" style:font-weight-asian="bold" style:font-size-complex="12pt" style:font-weight-complex="bold"/>
    </style:style>
    <style:style style:name="T82" style:family="text">
      <style:text-properties style:text-line-through-style="none" style:font-name="Liberation Serif" fo:font-size="12pt" fo:font-weight="bold" officeooo:rsid="00934b08" fo:background-color="transparent" style:font-size-asian="12pt" style:font-weight-asian="bold" style:font-size-complex="12pt" style:font-weight-complex="bold"/>
    </style:style>
    <style:style style:name="T83" style:family="text">
      <style:text-properties style:text-line-through-style="none" style:font-name="Liberation Serif" fo:font-size="12pt" fo:font-weight="bold" officeooo:rsid="0096d2c7" fo:background-color="transparent" style:font-size-asian="12pt" style:font-weight-asian="bold" style:font-size-complex="12pt" style:font-weight-complex="bold"/>
    </style:style>
    <style:style style:name="T84" style:family="text">
      <style:text-properties style:text-line-through-style="none" style:font-name="Liberation Serif" fo:font-size="12pt" fo:font-weight="bold" officeooo:rsid="003e4a2c" fo:background-color="transparent" style:font-size-asian="12pt" style:font-weight-asian="bold" style:font-size-complex="12pt" style:font-weight-complex="bold"/>
    </style:style>
    <style:style style:name="T85" style:family="text">
      <style:text-properties style:text-line-through-style="none" officeooo:rsid="00719ed0"/>
    </style:style>
    <style:style style:name="T86" style:family="text">
      <style:text-properties style:text-line-through-style="none" fo:background-color="transparent"/>
    </style:style>
    <style:style style:name="T87" style:family="text">
      <style:text-properties style:text-line-through-style="none" officeooo:rsid="002d04e3" fo:background-color="transparent"/>
    </style:style>
    <style:style style:name="T88" style:family="text">
      <style:text-properties style:text-line-through-style="none" officeooo:rsid="002ea641" fo:background-color="transparent"/>
    </style:style>
    <style:style style:name="T89" style:family="text">
      <style:text-properties style:text-line-through-style="none" officeooo:rsid="003083d2" fo:background-color="transparent"/>
    </style:style>
    <style:style style:name="T90" style:family="text">
      <style:text-properties style:text-line-through-style="none" officeooo:rsid="00325e45" fo:background-color="transparent"/>
    </style:style>
    <style:style style:name="T91" style:family="text">
      <style:text-properties style:text-line-through-style="none" officeooo:rsid="00497efd" fo:background-color="transparent"/>
    </style:style>
    <style:style style:name="T92" style:family="text">
      <style:text-properties style:text-line-through-style="none" officeooo:rsid="004884ab" fo:background-color="transparent"/>
    </style:style>
    <style:style style:name="T93" style:family="text">
      <style:text-properties style:text-line-through-style="none" officeooo:rsid="00794acc" fo:background-color="transparent"/>
    </style:style>
    <style:style style:name="T94" style:family="text">
      <style:text-properties style:text-line-through-style="none" officeooo:rsid="003e4a2c" fo:background-color="transparent" style:font-name-asian="Arial" style:font-name-complex="Arial"/>
    </style:style>
    <style:style style:name="T95" style:family="text">
      <style:text-properties style:text-line-through-style="none" officeooo:rsid="00a6437a"/>
    </style:style>
    <style:style style:name="T96" style:family="text">
      <style:text-properties officeooo:rsid="002a6ba1"/>
    </style:style>
    <style:style style:name="T97" style:family="text">
      <style:text-properties officeooo:rsid="002b6d57"/>
    </style:style>
    <style:style style:name="T98" style:family="text">
      <style:text-properties officeooo:rsid="002be35d"/>
    </style:style>
    <style:style style:name="T99" style:family="text">
      <style:text-properties officeooo:rsid="002bfce5"/>
    </style:style>
    <style:style style:name="T100" style:family="text">
      <style:text-properties style:font-name="Liberation Serif"/>
    </style:style>
    <style:style style:name="T101" style:family="text">
      <style:text-properties style:font-name="Liberation Serif" fo:font-size="12pt" officeooo:rsid="0068ce86" style:font-name-asian="Arial" style:font-size-asian="12pt" style:font-name-complex="Arial" style:font-size-complex="12pt"/>
    </style:style>
    <style:style style:name="T102" style:family="text">
      <style:text-properties style:font-name="Liberation Serif" fo:font-size="12pt" officeooo:rsid="0069323d" style:font-name-asian="Arial" style:font-size-asian="12pt" style:font-name-complex="Arial" style:font-size-complex="12pt"/>
    </style:style>
    <style:style style:name="T103" style:family="text">
      <style:text-properties style:font-name="Liberation Serif" fo:font-size="12pt" officeooo:rsid="0069400c" style:font-name-asian="Arial" style:font-size-asian="12pt" style:font-name-complex="Arial" style:font-size-complex="12pt"/>
    </style:style>
    <style:style style:name="T104" style:family="text">
      <style:text-properties style:font-name="Liberation Serif" fo:font-size="12pt" fo:font-style="italic" officeooo:rsid="0068ce86" style:font-name-asian="Arial" style:font-size-asian="12pt" style:font-style-asian="italic" style:font-name-complex="Arial" style:font-size-complex="12pt" style:font-style-complex="italic"/>
    </style:style>
    <style:style style:name="T105" style:family="text">
      <style:text-properties style:font-name="Liberation Serif" fo:font-size="12pt" fo:font-style="italic" style:font-size-asian="12pt" style:font-style-asian="italic" style:font-size-complex="12pt" style:font-style-complex="italic"/>
    </style:style>
    <style:style style:name="T106" style:family="text">
      <style:text-properties style:font-name="Liberation Serif" fo:font-size="12pt" fo:font-weight="bold" style:font-size-asian="12pt" style:font-weight-asian="bold" style:font-size-complex="12pt" style:font-weight-complex="bold"/>
    </style:style>
    <style:style style:name="T107" style:family="text">
      <style:text-properties style:font-name="Liberation Serif" fo:font-size="12pt" fo:font-weight="bold" officeooo:rsid="00c2574c" style:font-size-asian="12pt" style:font-weight-asian="bold" style:font-size-complex="12pt" style:font-weight-complex="bold"/>
    </style:style>
    <style:style style:name="T108" style:family="text">
      <style:text-properties style:font-name="Liberation Serif" fo:font-size="12pt" fo:font-weight="bold" officeooo:rsid="00c81bc6" style:font-size-asian="12pt" style:font-weight-asian="bold" style:font-size-complex="12pt" style:font-weight-complex="bold"/>
    </style:style>
    <style:style style:name="T109" style:family="text">
      <style:text-properties style:font-name="Liberation Serif" fo:font-size="12pt" style:font-size-asian="12pt" style:font-name-complex="Times New Roman" style:font-size-complex="12pt"/>
    </style:style>
    <style:style style:name="T110" style:family="text">
      <style:text-properties style:font-name="Liberation Serif" fo:font-size="12pt" style:font-size-asian="12pt" style:font-size-complex="12pt"/>
    </style:style>
    <style:style style:name="T111" style:family="text">
      <style:text-properties style:font-name="Liberation Serif" fo:font-size="12pt" officeooo:rsid="00c09710" style:font-size-asian="12pt" style:font-size-complex="12pt"/>
    </style:style>
    <style:style style:name="T112" style:family="text">
      <style:text-properties style:font-name="Liberation Serif" fo:font-size="12pt" officeooo:rsid="00c2502e" style:font-size-asian="12pt" style:font-size-complex="12pt"/>
    </style:style>
    <style:style style:name="T113" style:family="text">
      <style:text-properties style:font-name="Liberation Serif" fo:font-size="12pt" officeooo:rsid="00c2574c" style:font-size-asian="12pt" style:font-size-complex="12pt"/>
    </style:style>
    <style:style style:name="T114" style:family="text">
      <style:text-properties style:font-name="Liberation Serif" fo:font-size="12pt" officeooo:rsid="00c81bc6" style:font-size-asian="12pt" style:font-size-complex="12pt"/>
    </style:style>
    <style:style style:name="T115" style:family="text">
      <style:text-properties style:font-name="Liberation Serif" fo:font-size="12pt" officeooo:rsid="00cc0fd3" style:font-size-asian="12pt" style:font-size-complex="12pt"/>
    </style:style>
    <style:style style:name="T116" style:family="text">
      <style:text-properties style:font-name="Liberation Serif" fo:font-size="12pt" officeooo:rsid="00d41f65" style:font-size-asian="12pt" style:font-size-complex="12pt"/>
    </style:style>
    <style:style style:name="T117" style:family="text">
      <style:text-properties style:font-name="Liberation Serif" fo:font-size="12pt" officeooo:rsid="0038bc9b" style:font-size-asian="12pt" style:font-size-complex="12pt"/>
    </style:style>
    <style:style style:name="T118" style:family="text">
      <style:text-properties style:font-name="Liberation Serif" fo:font-size="12pt" officeooo:rsid="00ded672" style:font-size-asian="12pt" style:font-size-complex="12pt"/>
    </style:style>
    <style:style style:name="T119" style:family="text">
      <style:text-properties style:font-name="Liberation Serif" fo:font-size="12pt" officeooo:rsid="00e94423" style:font-size-asian="12pt" style:font-size-complex="12pt"/>
    </style:style>
    <style:style style:name="T120" style:family="text">
      <style:text-properties officeooo:rsid="00409e25"/>
    </style:style>
    <style:style style:name="T121" style:family="text">
      <style:text-properties fo:font-style="normal" officeooo:rsid="00409e25" style:font-style-asian="normal" style:font-style-complex="normal"/>
    </style:style>
    <style:style style:name="T122" style:family="text">
      <style:text-properties fo:font-style="normal" officeooo:rsid="0043c101" style:font-style-asian="normal" style:font-style-complex="normal"/>
    </style:style>
    <style:style style:name="T123" style:family="text">
      <style:text-properties fo:font-style="normal" officeooo:rsid="001e2657" style:font-style-asian="normal" style:font-style-complex="normal"/>
    </style:style>
    <style:style style:name="T124" style:family="text">
      <style:text-properties fo:font-style="normal" officeooo:rsid="00dba5cf" style:font-style-asian="normal" style:font-style-complex="normal"/>
    </style:style>
    <style:style style:name="T125" style:family="text">
      <style:text-properties fo:font-style="normal" fo:font-weight="bold" officeooo:rsid="009ae334" style:font-style-asian="normal" style:font-weight-asian="bold" style:font-style-complex="normal" style:font-weight-complex="bold"/>
    </style:style>
    <style:style style:name="T126" style:family="text">
      <style:text-properties fo:font-style="normal" fo:font-weight="bold" officeooo:rsid="00eb9802" style:font-style-asian="normal" style:font-weight-asian="bold" style:font-style-complex="normal" style:font-weight-complex="bold"/>
    </style:style>
    <style:style style:name="T127" style:family="text">
      <style:text-properties style:font-name="Liberation Serif1" officeooo:rsid="00410a6c" style:font-name-asian="Liberation Serif1" style:font-name-complex="Liberation Serif1"/>
    </style:style>
    <style:style style:name="T128" style:family="text">
      <style:text-properties style:font-name="Liberation Serif1" officeooo:rsid="0041cf9e" style:font-name-asian="Liberation Serif1" style:font-name-complex="Liberation Serif1"/>
    </style:style>
    <style:style style:name="T129" style:family="text">
      <style:text-properties style:font-name="Liberation Serif1" fo:font-style="italic" style:font-name-asian="Liberation Serif1" style:font-style-asian="italic" style:font-name-complex="Liberation Serif1" style:font-style-complex="italic"/>
    </style:style>
    <style:style style:name="T130" style:family="text">
      <style:text-properties style:font-name="Liberation Serif1" fo:font-style="italic" officeooo:rsid="00409e25" style:font-name-asian="Liberation Serif1" style:font-style-asian="italic" style:font-name-complex="Liberation Serif1" style:font-style-complex="italic"/>
    </style:style>
    <style:style style:name="T131" style:family="text">
      <style:text-properties style:font-name="Liberation Serif1" fo:font-style="italic" officeooo:rsid="00410a6c" style:font-name-asian="Liberation Serif1" style:font-style-asian="italic" style:font-name-complex="Liberation Serif1" style:font-style-complex="italic"/>
    </style:style>
    <style:style style:name="T132" style:family="text">
      <style:text-properties style:font-name="Liberation Serif1" fo:font-style="italic" officeooo:rsid="0041cf9e" style:font-name-asian="Liberation Serif1" style:font-style-asian="italic" style:font-name-complex="Liberation Serif1" style:font-style-complex="italic"/>
    </style:style>
    <style:style style:name="T133" style:family="text">
      <style:text-properties style:font-name="Liberation Serif1" fo:font-style="italic" officeooo:rsid="001e2657" style:font-name-asian="Liberation Serif1" style:font-style-asian="italic" style:font-name-complex="Liberation Serif1" style:font-style-complex="italic"/>
    </style:style>
    <style:style style:name="T134" style:family="text">
      <style:text-properties style:font-name="Liberation Serif1" fo:font-style="italic" officeooo:rsid="0043c101" style:font-name-asian="Liberation Serif1" style:font-style-asian="italic" style:font-name-complex="Liberation Serif1" style:font-style-complex="italic"/>
    </style:style>
    <style:style style:name="T135" style:family="text">
      <style:text-properties style:font-name="Liberation Serif1" fo:font-style="italic" officeooo:rsid="0041cf9e" style:font-name-asian="Liberation Serif1" style:font-style-asian="italic" style:font-name-complex="Liberation Serif1" style:font-style-complex="normal"/>
    </style:style>
    <style:style style:name="T136" style:family="text">
      <style:text-properties style:font-name="Liberation Serif1" fo:font-style="italic" officeooo:rsid="00410a6c" style:font-name-asian="Liberation Serif1" style:font-style-asian="italic" style:font-name-complex="Liberation Serif1" style:font-style-complex="normal"/>
    </style:style>
    <style:style style:name="T137" style:family="text">
      <style:text-properties style:font-name="Liberation Serif1" fo:font-style="italic" officeooo:rsid="0041cf9e" style:font-name-asian="Liberation Serif1" style:font-style-asian="normal" style:font-name-complex="Liberation Serif1" style:font-style-complex="italic"/>
    </style:style>
    <style:style style:name="T138" style:family="text">
      <style:text-properties style:font-name="Liberation Serif1" fo:font-style="italic" officeooo:rsid="0041cf9e" style:font-name-asian="Liberation Serif1" style:font-style-asian="normal" style:font-name-complex="Liberation Serif1" style:font-style-complex="normal"/>
    </style:style>
    <style:style style:name="T139" style:family="text">
      <style:text-properties style:font-name="Liberation Serif1" fo:font-style="normal" officeooo:rsid="00409e25" style:font-name-asian="Liberation Serif1" style:font-style-asian="normal" style:font-name-complex="Liberation Serif1" style:font-style-complex="normal"/>
    </style:style>
    <style:style style:name="T140" style:family="text">
      <style:text-properties style:font-name="Liberation Serif1" fo:font-style="normal" officeooo:rsid="00410a6c" style:font-name-asian="Liberation Serif1" style:font-style-asian="normal" style:font-name-complex="Liberation Serif1" style:font-style-complex="normal"/>
    </style:style>
    <style:style style:name="T141" style:family="text">
      <style:text-properties style:font-name="Liberation Serif1" fo:font-style="normal" officeooo:rsid="0041cf9e" style:font-name-asian="Liberation Serif1" style:font-style-asian="normal" style:font-name-complex="Liberation Serif1" style:font-style-complex="normal"/>
    </style:style>
    <style:style style:name="T142" style:family="text">
      <style:text-properties style:font-name="Liberation Serif1" fo:font-style="normal" officeooo:rsid="0043c101" style:font-name-asian="Liberation Serif1" style:font-style-asian="normal" style:font-name-complex="Liberation Serif1" style:font-style-complex="normal"/>
    </style:style>
    <style:style style:name="T143" style:family="text">
      <style:text-properties officeooo:rsid="0043c101"/>
    </style:style>
    <style:style style:name="T144" style:family="text">
      <style:text-properties style:font-name-asian="Arial"/>
    </style:style>
    <style:style style:name="T145" style:family="text">
      <style:text-properties style:font-name-asian="Arial" style:font-name-complex="Arial"/>
    </style:style>
    <style:style style:name="T146" style:family="text">
      <style:text-properties officeooo:rsid="003e4a2c" style:font-name-asian="Arial" style:font-name-complex="Arial"/>
    </style:style>
    <style:style style:name="T147" style:family="text">
      <style:text-properties officeooo:rsid="0068ce86" style:font-name-asian="Arial" style:font-name-complex="Arial"/>
    </style:style>
    <style:style style:name="T148" style:family="text">
      <style:text-properties officeooo:rsid="00ac9adc" style:font-name-asian="Arial" style:font-name-complex="Arial"/>
    </style:style>
    <style:style style:name="T149" style:family="text">
      <style:text-properties style:use-window-font-color="true"/>
    </style:style>
    <style:style style:name="T150" style:family="text">
      <style:text-properties style:use-window-font-color="true" style:font-name="Liberation Serif" fo:font-size="12pt" style:font-size-asian="12pt" style:font-size-complex="12pt"/>
    </style:style>
    <style:style style:name="T151" style:family="text">
      <style:text-properties style:use-window-font-color="true" style:font-name="Liberation Serif" fo:font-size="12pt" officeooo:rsid="0056de9e" style:font-size-asian="12pt" style:font-size-complex="12pt"/>
    </style:style>
    <style:style style:name="T152" style:family="text">
      <style:text-properties style:use-window-font-color="true" style:font-name="Liberation Serif" fo:font-size="12pt" fo:font-weight="bold" style:font-size-asian="12pt" style:font-weight-asian="bold" style:font-size-complex="12pt" style:font-weight-complex="bold"/>
    </style:style>
    <style:style style:name="T153" style:family="text">
      <style:text-properties style:use-window-font-color="true" style:font-name="Liberation Serif" fo:font-size="12pt" fo:font-weight="bold" fo:background-color="transparent" style:font-size-asian="12pt" style:font-weight-asian="bold" style:font-size-complex="12pt" style:font-weight-complex="bold"/>
    </style:style>
    <style:style style:name="T154" style:family="text">
      <style:text-properties style:use-window-font-color="true" style:font-name="Liberation Serif" fo:font-size="12pt" fo:font-weight="normal" style:font-size-asian="12pt" style:font-weight-asian="normal" style:font-size-complex="12pt" style:font-weight-complex="normal"/>
    </style:style>
    <style:style style:name="T155" style:family="text">
      <style:text-properties style:use-window-font-color="true" style:font-name="Liberation Serif" fo:font-size="12pt" fo:font-weight="normal" officeooo:rsid="008e1ad7" style:font-size-asian="12pt" style:font-weight-asian="normal" style:font-size-complex="12pt" style:font-weight-complex="normal"/>
    </style:style>
    <style:style style:name="T156" style:family="text">
      <style:text-properties style:use-window-font-color="true" style:font-name="Liberation Serif" fo:font-size="12pt" fo:font-weight="normal" officeooo:rsid="0025c55a" style:font-size-asian="12pt" style:font-weight-asian="normal" style:font-name-complex="Times New Roman" style:font-size-complex="12pt" style:font-weight-complex="normal"/>
    </style:style>
    <style:style style:name="T157" style:family="text">
      <style:text-properties style:use-window-font-color="true" style:font-name="Liberation Serif" fo:font-size="12pt" fo:font-weight="normal" officeooo:rsid="00294dd9" style:font-name-asian="Arial" style:font-size-asian="12pt" style:font-weight-asian="normal" style:font-name-complex="Arial" style:font-size-complex="12pt" style:font-weight-complex="normal"/>
    </style:style>
    <style:style style:name="T158" style:family="text">
      <style:text-properties style:use-window-font-color="true" style:font-name="Liberation Serif" fo:font-size="12pt" fo:font-weight="normal" officeooo:rsid="005e42ac" fo:background-color="transparent" style:font-size-asian="12pt" style:font-weight-asian="normal" style:font-size-complex="12pt" style:font-weight-complex="normal"/>
    </style:style>
    <style:style style:name="T159" style:family="text">
      <style:text-properties style:use-window-font-color="true" style:font-name="Liberation Serif" fo:font-size="12pt" fo:font-weight="normal" officeooo:rsid="005fdc11" fo:background-color="transparent" style:font-size-asian="12pt" style:font-weight-asian="normal" style:font-size-complex="12pt" style:font-weight-complex="normal"/>
    </style:style>
    <style:style style:name="T160" style:family="text">
      <style:text-properties style:use-window-font-color="true" style:font-name="Liberation Serif" fo:font-size="12pt" fo:font-weight="normal" officeooo:rsid="0060b00b" fo:background-color="transparent" style:font-size-asian="12pt" style:font-weight-asian="normal" style:font-size-complex="12pt" style:font-weight-complex="normal"/>
    </style:style>
    <style:style style:name="T161" style:family="text">
      <style:text-properties style:use-window-font-color="true" style:font-name="Liberation Serif" fo:font-size="12pt" fo:font-weight="normal" officeooo:rsid="0063a099" fo:background-color="transparent" style:font-size-asian="12pt" style:font-weight-asian="normal" style:font-size-complex="12pt" style:font-weight-complex="normal"/>
    </style:style>
    <style:style style:name="T162" style:family="text">
      <style:text-properties style:use-window-font-color="true" style:font-name="Liberation Serif" fo:font-size="12pt" fo:background-color="transparent" style:font-size-asian="12pt" style:font-size-complex="12pt"/>
    </style:style>
    <style:style style:name="T163" style:family="text">
      <style:text-properties style:use-window-font-color="true" style:font-name="Liberation Serif" fo:font-size="12pt" fo:language="ru" fo:country="RU" fo:font-weight="normal" officeooo:rsid="0025c55a" style:font-size-asian="12pt" style:font-weight-asian="normal" style:font-name-complex="Times New Roman" style:font-size-complex="12pt" style:font-weight-complex="normal"/>
    </style:style>
    <style:style style:name="T164" style:family="text">
      <style:text-properties style:use-window-font-color="true" style:font-name="Liberation Serif" fo:font-size="12pt" fo:language="ru" fo:country="RU" fo:font-weight="normal" officeooo:rsid="00c81bc6" style:font-size-asian="12pt" style:font-weight-asian="normal" style:font-name-complex="Times New Roman" style:font-size-complex="12pt" style:font-weight-complex="normal"/>
    </style:style>
    <style:style style:name="T165" style:family="text">
      <style:text-properties style:use-window-font-color="true" fo:font-weight="normal" officeooo:rsid="004430f5" style:font-weight-asian="normal" style:font-weight-complex="normal"/>
    </style:style>
    <style:style style:name="T166" style:family="text">
      <style:text-properties style:use-window-font-color="true" fo:font-weight="normal" officeooo:rsid="005f32d6" style:font-weight-asian="normal" style:font-weight-complex="normal"/>
    </style:style>
    <style:style style:name="T167" style:family="text">
      <style:text-properties style:use-window-font-color="true" fo:font-weight="normal" officeooo:rsid="0035e1d4" style:font-weight-asian="normal" style:font-weight-complex="normal"/>
    </style:style>
    <style:style style:name="T168" style:family="text">
      <style:text-properties style:use-window-font-color="true" fo:font-weight="normal" officeooo:rsid="00342071" style:font-weight-asian="normal" style:font-weight-complex="normal"/>
    </style:style>
    <style:style style:name="T169" style:family="text">
      <style:text-properties style:use-window-font-color="true" fo:font-weight="normal" officeooo:rsid="00359229" style:font-weight-asian="normal" style:font-weight-complex="normal"/>
    </style:style>
    <style:style style:name="T170" style:family="text">
      <style:text-properties style:use-window-font-color="true" fo:font-weight="normal" officeooo:rsid="005819e1" style:font-weight-asian="normal" style:font-weight-complex="normal"/>
    </style:style>
    <style:style style:name="T171" style:family="text">
      <style:text-properties style:use-window-font-color="true" fo:font-weight="normal" officeooo:rsid="002a6ba1" style:font-weight-asian="normal" style:font-weight-complex="normal"/>
    </style:style>
    <style:style style:name="T172" style:family="text">
      <style:text-properties style:use-window-font-color="true" fo:font-weight="normal" officeooo:rsid="001eabb6" style:font-weight-asian="normal" style:font-weight-complex="normal"/>
    </style:style>
    <style:style style:name="T173" style:family="text">
      <style:text-properties style:use-window-font-color="true" fo:font-weight="normal" officeooo:rsid="00605046" style:font-weight-asian="normal" style:font-weight-complex="normal"/>
    </style:style>
    <style:style style:name="T174" style:family="text">
      <style:text-properties style:use-window-font-color="true" fo:font-weight="normal" officeooo:rsid="0060b00b" style:font-weight-asian="normal" style:font-weight-complex="normal"/>
    </style:style>
    <style:style style:name="T175" style:family="text">
      <style:text-properties style:use-window-font-color="true" fo:font-weight="normal" officeooo:rsid="0061eea3" style:font-weight-asian="normal" style:font-weight-complex="normal"/>
    </style:style>
    <style:style style:name="T176" style:family="text">
      <style:text-properties style:use-window-font-color="true" fo:font-weight="normal" officeooo:rsid="00268a6e" style:font-weight-asian="normal" style:font-weight-complex="normal"/>
    </style:style>
    <style:style style:name="T177" style:family="text">
      <style:text-properties style:use-window-font-color="true" fo:font-weight="normal" officeooo:rsid="00279923" style:font-weight-asian="normal" style:font-weight-complex="normal"/>
    </style:style>
    <style:style style:name="T178" style:family="text">
      <style:text-properties style:use-window-font-color="true" fo:font-weight="normal" officeooo:rsid="00a25906" style:font-weight-asian="normal" style:font-weight-complex="normal"/>
    </style:style>
    <style:style style:name="T179" style:family="text">
      <style:text-properties style:use-window-font-color="true" fo:font-weight="normal" officeooo:rsid="00a284c6" style:font-weight-asian="normal" style:font-weight-complex="normal"/>
    </style:style>
    <style:style style:name="T180" style:family="text">
      <style:text-properties style:use-window-font-color="true" fo:font-weight="normal" officeooo:rsid="00a686c5" style:font-weight-asian="normal" style:font-weight-complex="normal"/>
    </style:style>
    <style:style style:name="T181" style:family="text">
      <style:text-properties style:use-window-font-color="true" fo:font-weight="normal" officeooo:rsid="00a8c402" style:font-weight-asian="normal" style:font-weight-complex="normal"/>
    </style:style>
    <style:style style:name="T182" style:family="text">
      <style:text-properties style:use-window-font-color="true" fo:font-weight="normal" officeooo:rsid="00b0063d" style:font-weight-asian="normal" style:font-weight-complex="normal"/>
    </style:style>
    <style:style style:name="T183" style:family="text">
      <style:text-properties style:use-window-font-color="true" fo:font-weight="normal" officeooo:rsid="00b19688" style:font-weight-asian="normal" style:font-weight-complex="normal"/>
    </style:style>
    <style:style style:name="T184" style:family="text">
      <style:text-properties style:use-window-font-color="true" style:text-line-through-style="none" officeooo:rsid="0090be90"/>
    </style:style>
    <style:style style:name="T185" style:family="text">
      <style:text-properties style:use-window-font-color="true" style:text-line-through-style="none" officeooo:rsid="00934b08"/>
    </style:style>
    <style:style style:name="T186" style:family="text">
      <style:text-properties style:use-window-font-color="true" style:text-line-through-style="none" fo:font-weight="bold" officeooo:rsid="0090be90" style:font-weight-asian="bold" style:font-weight-complex="bold"/>
    </style:style>
    <style:style style:name="T187" style:family="text">
      <style:text-properties style:use-window-font-color="true" style:text-line-through-style="none" fo:font-weight="bold" officeooo:rsid="00951621" style:font-weight-asian="bold" style:font-weight-complex="bold"/>
    </style:style>
    <style:style style:name="T188" style:family="text">
      <style:text-properties style:use-window-font-color="true" style:text-line-through-style="none" officeooo:rsid="00937dba"/>
    </style:style>
    <style:style style:name="T189" style:family="text">
      <style:text-properties style:use-window-font-color="true" style:text-line-through-style="none" officeooo:rsid="00951621"/>
    </style:style>
    <style:style style:name="T190" style:family="text">
      <style:text-properties style:use-window-font-color="true" style:text-line-through-style="none" officeooo:rsid="0096d2c7"/>
    </style:style>
    <style:style style:name="T191" style:family="text">
      <style:text-properties style:use-window-font-color="true" style:text-line-through-style="none" officeooo:rsid="0096e6b4"/>
    </style:style>
    <style:style style:name="T192" style:family="text">
      <style:text-properties style:use-window-font-color="true" style:text-line-through-style="none" officeooo:rsid="0099a601"/>
    </style:style>
    <style:style style:name="T193" style:family="text">
      <style:text-properties style:use-window-font-color="true" style:text-line-through-style="none" officeooo:rsid="009e28e9"/>
    </style:style>
    <style:style style:name="T194" style:family="text">
      <style:text-properties style:use-window-font-color="true" style:text-line-through-style="none" style:font-name="Liberation Serif" fo:font-size="12pt" fo:font-weight="normal" officeooo:rsid="003e4a2c" fo:background-color="transparent" style:font-size-asian="12pt" style:font-weight-asian="normal" style:font-size-complex="12pt" style:font-weight-complex="normal"/>
    </style:style>
    <style:style style:name="T195" style:family="text">
      <style:text-properties style:use-window-font-color="true" style:text-line-through-style="none" style:font-name="Liberation Serif" fo:font-size="12pt" fo:font-weight="normal" officeooo:rsid="00937dba" fo:background-color="transparent" style:font-size-asian="12pt" style:font-weight-asian="normal" style:font-size-complex="12pt" style:font-weight-complex="normal"/>
    </style:style>
    <style:style style:name="T196" style:family="text">
      <style:text-properties style:use-window-font-color="true" style:text-line-through-style="none" style:font-name="Liberation Serif" fo:font-size="12pt" fo:font-weight="normal" officeooo:rsid="00e1f2c2" fo:background-color="transparent" style:font-size-asian="12pt" style:font-weight-asian="normal" style:font-size-complex="12pt" style:font-weight-complex="normal"/>
    </style:style>
    <style:style style:name="T197" style:family="text">
      <style:text-properties style:use-window-font-color="true" style:text-line-through-style="none" style:font-name="Liberation Serif" fo:font-size="12pt" fo:font-weight="normal" officeooo:rsid="00951621" fo:background-color="transparent" style:font-size-asian="12pt" style:font-weight-asian="normal" style:font-size-complex="12pt" style:font-weight-complex="normal"/>
    </style:style>
    <style:style style:name="T198" style:family="text">
      <style:text-properties style:use-window-font-color="true" style:text-line-through-style="none" style:font-name="Liberation Serif" fo:font-size="12pt" fo:font-weight="normal" officeooo:rsid="0096e6b4" fo:background-color="transparent" style:font-size-asian="12pt" style:font-weight-asian="normal" style:font-size-complex="12pt" style:font-weight-complex="normal"/>
    </style:style>
    <style:style style:name="T199" style:family="text">
      <style:text-properties style:use-window-font-color="true" style:text-line-through-style="none" style:font-name="Liberation Serif" fo:font-size="12pt" fo:font-weight="bold" officeooo:rsid="003e4a2c" fo:background-color="transparent" style:font-size-asian="12pt" style:font-weight-asian="bold" style:font-size-complex="12pt" style:font-weight-complex="bold"/>
    </style:style>
    <style:style style:name="T200" style:family="text">
      <style:text-properties style:use-window-font-color="true" style:text-line-through-style="none" style:font-name="Liberation Serif" fo:font-size="12pt" fo:font-weight="bold" officeooo:rsid="0025c55a" fo:background-color="transparent" style:font-size-asian="12pt" style:font-weight-asian="bold" style:font-size-complex="12pt" style:font-weight-complex="bold"/>
    </style:style>
    <style:style style:name="T201" style:family="text">
      <style:text-properties style:use-window-font-color="true" style:text-line-through-style="none" style:font-name="Liberation Serif" fo:font-size="12pt" fo:font-weight="bold" officeooo:rsid="00e71362" fo:background-color="transparent" style:font-size-asian="12pt" style:font-weight-asian="bold" style:font-size-complex="12pt" style:font-weight-complex="bold"/>
    </style:style>
    <style:style style:name="T202" style:family="text">
      <style:text-properties style:use-window-font-color="true" style:text-line-through-style="none" style:font-name="Liberation Serif" fo:font-size="12pt" officeooo:rsid="003e4a2c" fo:background-color="transparent" style:font-size-asian="12pt" style:font-size-complex="12pt"/>
    </style:style>
    <style:style style:name="T203" style:family="text">
      <style:text-properties style:use-window-font-color="true" style:text-line-through-style="none" style:font-name="Liberation Serif" fo:font-size="12pt" officeooo:rsid="00ac9adc" fo:background-color="transparent" style:font-size-asian="12pt" style:font-size-complex="12pt"/>
    </style:style>
    <style:style style:name="T204" style:family="text">
      <style:text-properties style:use-window-font-color="true" style:text-line-through-style="none" style:font-name="Liberation Serif" fo:font-size="12pt" officeooo:rsid="00adb069" fo:background-color="transparent" style:font-size-asian="12pt" style:font-size-complex="12pt"/>
    </style:style>
    <style:style style:name="T205" style:family="text">
      <style:text-properties style:use-window-font-color="true" style:text-line-through-style="none" fo:font-weight="normal" officeooo:rsid="0090be90" style:font-weight-asian="normal" style:font-weight-complex="normal"/>
    </style:style>
    <style:style style:name="T206" style:family="text">
      <style:text-properties style:use-window-font-color="true" fo:font-weight="bold" officeooo:rsid="002833f7" style:font-weight-asian="bold" style:font-weight-complex="bold"/>
    </style:style>
    <style:style style:name="T207" style:family="text">
      <style:text-properties style:use-window-font-color="true" fo:font-weight="bold" officeooo:rsid="00a686c5" style:font-weight-asian="bold" style:font-weight-complex="bold"/>
    </style:style>
    <style:style style:name="T208" style:family="text">
      <style:text-properties style:use-window-font-color="true" fo:font-weight="bold" officeooo:rsid="00a8c402" style:font-weight-asian="bold" style:font-weight-complex="bold"/>
    </style:style>
    <style:style style:name="T209" style:family="text">
      <style:text-properties style:use-window-font-color="true" fo:font-weight="bold" officeooo:rsid="00a25906" style:font-weight-asian="bold" style:font-weight-complex="bold"/>
    </style:style>
    <style:style style:name="T210" style:family="text">
      <style:text-properties style:use-window-font-color="true" fo:font-weight="bold" officeooo:rsid="00a284c6" style:font-weight-asian="bold" style:font-weight-complex="bold"/>
    </style:style>
    <style:style style:name="T211" style:family="text">
      <style:text-properties style:use-window-font-color="true" fo:font-weight="bold" officeooo:rsid="0025c55a" style:font-weight-asian="bold" style:font-weight-complex="bold"/>
    </style:style>
    <style:style style:name="T212" style:family="text">
      <style:text-properties style:use-window-font-color="true" officeooo:rsid="00ac9adc"/>
    </style:style>
    <style:style style:name="T213" style:family="text">
      <style:text-properties style:use-window-font-color="true" officeooo:rsid="00adb069"/>
    </style:style>
    <style:style style:name="T214" style:family="text">
      <style:text-properties style:use-window-font-color="true" officeooo:rsid="00afc7ac"/>
    </style:style>
    <style:style style:name="T215" style:family="text">
      <style:text-properties style:use-window-font-color="true" fo:language="ru" fo:country="RU" fo:font-weight="bold" officeooo:rsid="0025c55a" style:font-weight-asian="bold" style:font-name-complex="Times New Roman" style:font-weight-complex="bold"/>
    </style:style>
    <style:style style:name="T216" style:family="text">
      <style:text-properties style:use-window-font-color="true" fo:language="ru" fo:country="RU" fo:font-weight="bold" officeooo:rsid="00c2574c" style:font-weight-asian="bold" style:font-name-complex="Times New Roman" style:font-weight-complex="bold"/>
    </style:style>
    <style:style style:name="T217" style:family="text">
      <style:text-properties style:use-window-font-color="true" fo:language="ru" fo:country="RU" fo:font-weight="normal" officeooo:rsid="0025c55a" style:font-weight-asian="normal" style:font-name-complex="Times New Roman" style:font-weight-complex="normal"/>
    </style:style>
    <style:style style:name="T218" style:family="text">
      <style:text-properties style:use-window-font-color="true" fo:language="ru" fo:country="RU" fo:font-weight="normal" officeooo:rsid="00c2574c" style:font-weight-asian="normal" style:font-name-complex="Times New Roman" style:font-weight-complex="normal"/>
    </style:style>
    <style:style style:name="T219" style:family="text">
      <style:text-properties style:use-window-font-color="true" fo:language="ru" fo:country="RU" fo:font-weight="normal" officeooo:rsid="00cf5dcb" style:font-weight-asian="normal" style:font-name-complex="Times New Roman" style:font-weight-complex="normal"/>
    </style:style>
    <style:style style:name="T220" style:family="text">
      <style:text-properties officeooo:rsid="004533a0"/>
    </style:style>
    <style:style style:name="T221" style:family="text">
      <style:text-properties officeooo:rsid="0047d137"/>
    </style:style>
    <style:style style:name="T222" style:family="text">
      <style:text-properties officeooo:rsid="0059ea58"/>
    </style:style>
    <style:style style:name="T223" style:family="text">
      <style:text-properties style:text-position="super 58%" officeooo:rsid="0059ea58"/>
    </style:style>
    <style:style style:name="T224" style:family="text">
      <style:text-properties officeooo:rsid="005b0d6a"/>
    </style:style>
    <style:style style:name="T225" style:family="text">
      <style:text-properties style:font-weight-asian="normal"/>
    </style:style>
    <style:style style:name="T226" style:family="text">
      <style:text-properties style:font-weight-complex="normal"/>
    </style:style>
    <style:style style:name="T227" style:family="text">
      <style:text-properties officeooo:rsid="005f32d6"/>
    </style:style>
    <style:style style:name="T228" style:family="text">
      <style:text-properties fo:font-variant="normal" fo:text-transform="none" style:use-window-font-color="true" style:font-name="Times New Roman1" fo:letter-spacing="normal" fo:font-style="normal" fo:font-weight="normal" officeooo:rsid="005f32d6" style:font-weight-asian="normal" style:font-weight-complex="normal"/>
    </style:style>
    <style:style style:name="T229" style:family="text">
      <style:text-properties fo:font-variant="normal" fo:text-transform="none" style:use-window-font-color="true" style:font-name="Times New Roman1" fo:letter-spacing="normal" fo:font-style="normal" fo:font-weight="normal" officeooo:rsid="00605046" style:font-weight-asian="normal" style:font-weight-complex="normal"/>
    </style:style>
    <style:style style:name="T230" style:family="text">
      <style:text-properties officeooo:rsid="00733789"/>
    </style:style>
    <style:style style:name="T231" style:family="text">
      <style:text-properties officeooo:rsid="0076491a"/>
    </style:style>
    <style:style style:name="T232" style:family="text">
      <style:text-properties style:font-weight-asian="bold"/>
    </style:style>
    <style:style style:name="T233" style:family="text">
      <style:text-properties style:font-weight-complex="bold"/>
    </style:style>
    <style:style style:name="T234" style:family="text">
      <style:text-properties officeooo:rsid="008b7def"/>
    </style:style>
    <style:style style:name="T235" style:family="text">
      <style:text-properties fo:background-color="transparent"/>
    </style:style>
    <style:style style:name="T236" style:family="text">
      <style:text-properties officeooo:rsid="00786b95" fo:background-color="transparent"/>
    </style:style>
    <style:style style:name="T237" style:family="text">
      <style:text-properties officeooo:rsid="007c5663" fo:background-color="transparent"/>
    </style:style>
    <style:style style:name="T238" style:family="text">
      <style:text-properties officeooo:rsid="007f3aa4" fo:background-color="transparent"/>
    </style:style>
    <style:style style:name="T239" style:family="text">
      <style:text-properties officeooo:rsid="00836f51" fo:background-color="transparent"/>
    </style:style>
    <style:style style:name="T240" style:family="text">
      <style:text-properties officeooo:rsid="008577f4" fo:background-color="transparent"/>
    </style:style>
    <style:style style:name="T241" style:family="text">
      <style:text-properties fo:background-color="transparent" style:font-name-asian="Arial" style:font-name-complex="Arial"/>
    </style:style>
    <style:style style:name="T242" style:family="text">
      <style:text-properties officeooo:rsid="008577f4" fo:background-color="transparent" style:font-name-asian="Arial" style:font-name-complex="Arial"/>
    </style:style>
    <style:style style:name="T243" style:family="text">
      <style:text-properties officeooo:rsid="00794e36" fo:background-color="transparent" style:font-name-asian="Arial" style:font-name-complex="Arial"/>
    </style:style>
    <style:style style:name="T244" style:family="text">
      <style:text-properties officeooo:rsid="0087b199" fo:background-color="transparent" style:font-name-asian="Arial" style:font-name-complex="Arial"/>
    </style:style>
    <style:style style:name="T245" style:family="text">
      <style:text-properties officeooo:rsid="00e5fc73" fo:background-color="transparent" style:font-name-asian="Arial" style:font-name-complex="Arial"/>
    </style:style>
    <style:style style:name="T246" style:family="text">
      <style:text-properties officeooo:rsid="0063bd8a" fo:background-color="transparent"/>
    </style:style>
    <style:style style:name="T247" style:family="text">
      <style:text-properties fo:font-size="12pt"/>
    </style:style>
    <style:style style:name="T248" style:family="text">
      <style:text-properties style:font-size-asian="12pt"/>
    </style:style>
    <style:style style:name="T249" style:family="text">
      <style:text-properties style:font-name-complex="Arial"/>
    </style:style>
    <style:style style:name="T250" style:family="text">
      <style:text-properties style:font-size-complex="12pt"/>
    </style:style>
    <style:style style:name="T251" style:family="text">
      <style:text-properties officeooo:rsid="009c9bc9"/>
    </style:style>
    <style:style style:name="T252" style:family="text">
      <style:text-properties officeooo:rsid="0025c55a"/>
    </style:style>
    <style:style style:name="T253" style:family="text">
      <style:text-properties officeooo:rsid="00a686c5"/>
    </style:style>
    <style:style style:name="T254" style:family="text">
      <style:text-properties officeooo:rsid="00a69e6f"/>
    </style:style>
    <style:style style:name="T255" style:family="text">
      <style:text-properties officeooo:rsid="00a72ce5"/>
    </style:style>
    <style:style style:name="T256" style:family="text">
      <style:text-properties officeooo:rsid="00a7cc6c"/>
    </style:style>
    <style:style style:name="T257" style:family="text">
      <style:text-properties officeooo:rsid="00a959e6"/>
    </style:style>
    <style:style style:name="T258" style:family="text">
      <style:text-properties officeooo:rsid="00aafeb7"/>
    </style:style>
    <style:style style:name="T259" style:family="text">
      <style:text-properties officeooo:rsid="00b78c49"/>
    </style:style>
    <style:style style:name="T260" style:family="text">
      <style:text-properties officeooo:rsid="00bad18d"/>
    </style:style>
    <style:style style:name="T261" style:family="text">
      <style:text-properties officeooo:rsid="00bc25e1"/>
    </style:style>
    <style:style style:name="T262" style:family="text">
      <style:text-properties fo:language="ru" fo:country="RU" fo:font-weight="bold" style:font-weight-asian="bold" style:font-name-complex="Times New Roman" style:font-weight-complex="bold"/>
    </style:style>
    <style:style style:name="T263" style:family="text">
      <style:text-properties fo:language="ru" fo:country="RU" fo:font-weight="bold" officeooo:rsid="00c81bc6" style:font-weight-asian="bold" style:font-name-complex="Times New Roman" style:font-weight-complex="bold"/>
    </style:style>
    <style:style style:name="T264" style:family="text">
      <style:text-properties fo:language="ru" fo:country="RU" fo:font-weight="bold" officeooo:rsid="00d40528" style:font-weight-asian="bold" style:font-name-complex="Times New Roman" style:font-weight-complex="bold"/>
    </style:style>
    <style:style style:name="T265" style:family="text">
      <style:text-properties fo:language="ru" fo:country="RU" style:font-name-complex="Times New Roman"/>
    </style:style>
    <style:style style:name="T266" style:family="text">
      <style:text-properties fo:language="ru" fo:country="RU" officeooo:rsid="00d2212c" style:font-name-complex="Times New Roman"/>
    </style:style>
    <style:style style:name="T267" style:family="text">
      <style:text-properties fo:language="ru" fo:country="RU" fo:font-weight="normal" officeooo:rsid="00cda5e8" style:font-weight-asian="normal" style:font-name-complex="Times New Roman" style:font-weight-complex="normal"/>
    </style:style>
    <style:style style:name="T268" style:family="text">
      <style:text-properties style:font-name-complex="Times New Roman"/>
    </style:style>
    <style:style style:name="T269" style:family="text">
      <style:text-properties officeooo:rsid="00c2574c"/>
    </style:style>
    <style:style style:name="T270" style:family="text">
      <style:text-properties officeooo:rsid="00cf5dcb"/>
    </style:style>
    <style:style style:name="T271" style:family="text">
      <style:text-properties officeooo:rsid="00d576cb"/>
    </style:style>
    <style:style style:name="T272" style:family="text">
      <style:text-properties officeooo:rsid="00d9ade8"/>
    </style:style>
    <style:style style:name="T273" style:family="text">
      <style:text-properties officeooo:rsid="00dba5cf"/>
    </style:style>
    <style:style style:name="T274" style:family="text">
      <style:text-properties officeooo:rsid="00dbe641"/>
    </style:style>
    <style:style style:name="T275" style:family="text">
      <style:text-properties officeooo:rsid="00ded672"/>
    </style:style>
    <style:style style:name="T276" style:family="text">
      <style:text-properties officeooo:rsid="00397db8"/>
    </style:style>
    <style:style style:name="T277" style:family="text">
      <style:text-properties officeooo:rsid="0068ce86"/>
    </style:style>
    <style:style style:name="T278" style:family="text">
      <style:text-properties officeooo:rsid="00e07d77"/>
    </style:style>
    <style:style style:name="T279" style:family="text">
      <style:text-properties officeooo:rsid="00e5c795"/>
    </style:style>
    <style:style style:name="T280" style:family="text">
      <style:text-properties officeooo:rsid="00e5fc73"/>
    </style:style>
    <style:style style:name="T281" style:family="text">
      <style:text-properties officeooo:rsid="00e71362"/>
    </style:style>
    <style:style style:name="T282" style:family="text">
      <style:text-properties officeooo:rsid="00e82a6b"/>
    </style:style>
    <style:style style:name="T283" style:family="text">
      <style:text-properties officeooo:rsid="00e99155"/>
    </style:style>
    <style:style style:name="T284" style:family="text">
      <style:text-properties officeooo:rsid="00e9fb6a"/>
    </style:style>
    <style:style style:name="T285" style:family="text">
      <style:text-properties officeooo:rsid="00eb980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Intelligent Learning Objects Recommender <text:span text:style-name="T220">for Personalized e-Learning</text:span></text:p>
      <text:p text:style-name="P31"/>
      <text:p text:style-name="P2">Abstract</text:p>
      <text:p text:style-name="P63"><text:span text:style-name="T65"><text:s/></text:span><text:span text:style-name="T66">web mining and recommender systems opens the door for <text:s/>presenting open learning environments that make use of available increasing non-structured on</text:span><text:span text:style-name="T68">-</text:span><text:span text:style-name="T66">line resources. </text:span><text:span text:style-name="T58">After surveying some of the contributions presented in the e-Learning domain in using web mining techniques for building a recommender system, the need for personal learning profile for each student has become clear. </text:span><text:span text:style-name="T59">Identification of individual students is one of the most important issues for the success of </text:span><text:span text:style-name="T60">the proposed</text:span><text:span text:style-name="T59"> person</text:span><text:span text:style-name="T60">a</text:span><text:span text:style-name="T59">lized </text:span><text:span text:style-name="T60">system</text:span><text:span text:style-name="T59">. </text:span><text:span text:style-name="T85">Also, t</text:span><text:span text:style-name="T67">here is a clear need to present an intelligent LOs recommender system that enables personalized e-Learning experience. Intelligent LOs recommender will utilize </text:span><text:span text:style-name="T69">web content mining techniques. </text:span><text:span text:style-name="T70">Proposed</text:span><text:span text:style-name="T71"> system finds relevant materials, and help learner to choose relevant learning activities through open learning environment </text:span><text:span text:style-name="T72">under the supervision of instructors</text:span><text:span text:style-name="T71">. Combining the advantages of: </text:span><text:span text:style-name="T72">o</text:span><text:span text:style-name="T71">pen </text:span><text:span text:style-name="T72">l</text:span><text:span text:style-name="T71">earning </text:span><text:span text:style-name="T72">e</text:span><text:span text:style-name="T71">nvironment, </text:span><text:span text:style-name="T72">s</text:span><text:span text:style-name="T71">atisfying </text:span><text:span text:style-name="T72">c</text:span><text:span text:style-name="T71">ourse </text:span><text:span text:style-name="T72">s</text:span><text:span text:style-name="T71">pecifications, </text:span><text:span text:style-name="T72">students requirements through personal learning profiles, and intelligent recommender systems to present a p</text:span><text:span text:style-name="T71">ersonaliz</text:span><text:span text:style-name="T72">ed</text:span><text:span text:style-name="T71"> e-Learning </text:span><text:span text:style-name="T72">experience to students. </text:span><text:span text:style-name="T73">Evaluation of proposed system is presented </text:span><text:span text:style-name="T74">highlighting</text:span><text:span text:style-name="T73"> pros and cons of the system. </text:span><text:span text:style-name="T74">Proposed personalized e-Learning system consists of two phases: LOs finding, gathering, and analyzing phase, and intelligent personalized supervised LOs recommendation phase.</text:span></text:p>
      <text:p text:style-name="P9"/>
      <text:p text:style-name="P2">Keywords: <text:span text:style-name="T20">e-Learning, Intelligent Recommender, Text Mining, Term Frequency / Inverse Document Frequency (TF/IDF), </text:span><text:span text:style-name="T21">Learning Objects (LOs).</text:span></text:p>
      <text:p text:style-name="P2"/>
      <text:list xml:id="list927145229" text:style-name="L1">
        <text:list-item>
          <text:p text:style-name="P85">Introduction</text:p>
        </text:list-item>
      </text:list>
      <text:p text:style-name="P4"/>
      <text:p text:style-name="P24"><text:span text:style-name="T33"><text:s/></text:span><text:span text:style-name="T30">In the span of a decade, the Internet has become the biggest and most popular source of information exchange ranging from research papers, and educational content, to multimedia content, software, and personal logs. These sources of information are growing rapidly resulting in a huge amount of information that lacks organization and structure. Therefore, there was a necessity to develop more intelligent tools for end users as well as information providers in order to more effectively extract relevant information [1-4]. </text:span><text:span text:style-name="T32">In e-Learning domain, there has been the disadvantage of system isolation in terms of not taking into considerations the open web environment and the similarity of presented Learning Objects (LOs) to students' needs.</text:span><text:span text:style-name="T33"> </text:span><text:span text:style-name="T34">Students could encounter among others the following challenges:</text:span></text:p>
      <text:list xml:id="list837785674" text:style-name="L2">
        <text:list-item>
          <text:p text:style-name="P40">Finding relevant information as search engines face problems such as Low Precision due to the irrelevance of many search results and low Recall due to the inability index all information available on the web <text:span text:style-name="T235">[1-3].</text:span></text:p>
        </text:list-item>
        <text:list-item>
          <text:p text:style-name="P40">Personalization of information which is often associated with the type of presentation of information since students differ in the contents and presentations they prefer while learning.</text:p>
        </text:list-item>
      </text:list>
      <text:p text:style-name="P6"/>
      <text:list xml:id="list251610809" text:style-name="L3">
        <text:list-item>
          <text:list>
            <text:list-item>
              <text:p text:style-name="P86">Web Mining and Recommender Systems</text:p>
            </text:list-item>
          </text:list>
        </text:list-item>
      </text:list>
      <text:p text:style-name="P5"><text:span text:style-name="T35">One of the most important applications of web mining for building a person</text:span><text:span text:style-name="T36">a</text:span><text:span text:style-name="T35">lized system is recommender systems. Recommender system aims to provide user with personalized recommendations that are thought to be of interest to students</text:span><text:span text:style-name="T87"> </text:span><text:span text:style-name="T88">[6, </text:span><text:span text:style-name="T89">7, </text:span><text:span text:style-name="T90">8, 9</text:span><text:span text:style-name="T88">]</text:span><text:span text:style-name="T87">. I</text:span><text:span text:style-name="T35">nformation </text:span><text:span text:style-name="T37">Retrieval</text:span><text:span text:style-name="T35"> (IR) algorithms is integrated in correlation with recommender system to provide more relevant recommendations. </text:span><text:span text:style-name="T55">O. R. Zaiane presented a recommender agent for e-Learning systems that recommend </text:span><text:span text:style-name="T56">on-line</text:span><text:span text:style-name="T55"> activities or shortcuts in a course based on learners' navigational history to improve navigation as well as assist learning proce</text:span><text:span text:style-name="T91">ss [6]</text:span><text:span text:style-name="T49">.</text:span><text:span text:style-name="T39"> </text:span><text:span text:style-name="T50">Ada</text:span><text:span text:style-name="T41">ptive Hypermedia Architecture (AHA) is yet another system that utilizes web </text:span><text:soft-page-break/><text:span text:style-name="T41">mining techniques for recommending next links students shall visit</text:span><text:span text:style-name="T50"> [9].</text:span><text:span text:style-name="T41"> </text:span><text:span text:style-name="T42">This work utilizes a recommender engine aiming at helping teacher to carry out web mining process. </text:span><text:span text:style-name="T43">Another </text:span><text:span text:style-name="T44">recommender system that addressed the problem of educational web sites in terms of being closed systems having almost fixed learning documents is presented in</text:span><text:span text:style-name="T51"> [10]. </text:span><text:span text:style-name="T45">This system proposed an evolving web-based recommender system that has the ability to find relevant content on the web, and personalize this content based on the system's observation of learner's navigation and user's assessment to each learning material. </text:span><text:span text:style-name="T40">V. Carchilo presented a recommender system within an academic context. This system personalizes courses and provides teachers and students with an open learning environmen</text:span><text:span text:style-name="T52">t </text:span><text:span text:style-name="T53">[7]</text:span><text:span text:style-name="T52">. </text:span></text:p>
      <text:p text:style-name="P8"/>
      <text:list xml:id="list207669525" text:style-name="L4">
        <text:list-item>
          <text:list>
            <text:list-item>
              <text:p text:style-name="P87">Students' Learning Profiles</text:p>
            </text:list-item>
          </text:list>
        </text:list-item>
      </text:list>
      <text:p text:style-name="P72"><text:span text:style-name="T58">After surveying some of the contributions presented in the e-Learning domain in using web mining techniques for building a recommender system, the need for personal learning profile for each student has become clear. </text:span><text:span text:style-name="T59">Identification of individual students is one of the most important issues for the success of </text:span><text:span text:style-name="T60">the proposed</text:span><text:span text:style-name="T59"> person</text:span><text:span text:style-name="T60">a</text:span><text:span text:style-name="T59">lized </text:span><text:span text:style-name="T60">system</text:span><text:span text:style-name="T59">. </text:span><text:span text:style-name="T61">Learning style is ‘‘the individual’s characteristic ways of processing information, feeling, and behaving in learning situations’’. While a knowledge of learning styles can help instructors better understand learners and ‘‘have important implications for program planning, teaching, and learning’’</text:span><text:span text:style-name="T62"> </text:span><text:span text:style-name="T63">[14]</text:span><text:span text:style-name="T62">, </text:span><text:span text:style-name="T61">they are not something that an instructor can teach to a learner because they are inherent within the learner. This has led educators to examine the concept of learning strategies. ‘‘Learning strategies are the techniques or skills that an individual elects to use in order to accomplish a learning task. They differ from learning style in that they are techniques rather than stable traits and they are selected for a specific task</text:span><text:span text:style-name="T62">’’ </text:span><text:span text:style-name="T64">[15]</text:span><text:span text:style-name="T62">. </text:span><text:span text:style-name="T117">Different attempts to identify students' learning styles have been widely adopted and used. Those attempts include </text:span><text:span text:style-name="T118">[16, 17, 15, 18].</text:span></text:p>
      <text:p text:style-name="P119"><text:span text:style-name="T157"/></text:p>
      <text:p text:style-name="P119">After identifying all the aforementioned challenges, earlier proposed systems, and studying different opportunities, there is a clear need to present an intelligent LOs recommender system that enables personalized e-Learning experience. Intelligent LOs recommender will utilize web content mining techniques. Proposed system finds relevant materials, and help learner to choose relevant learning activities through open learning environment under the supervision of instructors. This system focuses on courses personalization in terms of teaching materials within a regulatory framework based on students' needs, course specifications, and LOs specifications and availability. Combining the advantages of: open learning environment, satisfying course specifications, students requirements through personal learning profiles, and intelligent recommender systems to present a personalized <text:line-break/>e-Learning experience to students.</text:p>
      <text:p text:style-name="P35"/>
      <text:p text:style-name="P36"><text:span text:style-name="T75">This paper goes as follows: Section two introduces the proposed </text:span><text:span text:style-name="T79">intelligent recommender based </text:span><text:span text:style-name="T76">personalized</text:span><text:span text:style-name="T75"> e-Learning system </text:span><text:span text:style-name="T78">high level overview</text:span><text:span text:style-name="T75">. </text:span><text:span text:style-name="T77">Section three presents a detailed processing of the proposed system </text:span><text:span text:style-name="T79">phases</text:span><text:span text:style-name="T77">. </text:span><text:span text:style-name="T78">Section four presents </text:span><text:span text:style-name="T79">proposed architecture and detailed network diagram highlighting system components</text:span><text:span text:style-name="T78">. </text:span><text:span text:style-name="T76">Section five highlights evaluation results . Section seven presents comments on results and section eight concludes the paper.</text:span></text:p>
      <text:p text:style-name="P6"/>
      <text:list xml:id="list2038696975" text:style-name="L7">
        <text:list-item>
          <text:p text:style-name="P88">Proposed <text:span text:style-name="T221">System </text:span><text:span text:style-name="T230">High Level Overview</text:span></text:p>
        </text:list-item>
      </text:list>
      <text:p text:style-name="P7"/>
      <text:p text:style-name="P41">Proposed Intelligent Recommender based Personalized e-Learning System from high level overview, <text:span text:style-name="T278">consists of two </text:span>phases, as presented in figure 1:</text:p>
      <text:list xml:id="list378836200" text:style-name="L8">
        <text:list-item>
          <text:p text:style-name="P83"><text:span text:style-name="T199">LOs Finding, Gathering, and Analyzing Phase:</text:span><text:span text:style-name="T194"> in this phase, system completes different data input resources. Mainly: crawler for supporting open learning environment, digital library data, and students' learning preferences. </text:span><text:span text:style-name="T197">Web content can be of different types. Audio and video </text:span><text:soft-page-break/><text:span text:style-name="T197">types are identified and handled via annotations that are managed by instructors and learning specialists. Text mining is one of the challenges that face introducing Internet as an open learning environment. Text mining takes place in this process, and opens the door to further processing of LOs.</text:span></text:p>
        </text:list-item>
        <text:list-item>
          <text:p text:style-name="P83"><text:span text:style-name="T199">Intelligent Personalized Supervised LOs Recommendation Phase:</text:span><text:span text:style-name="T194"> in this phase, intelligent fuzzy LOs recommender utilizes fuzzy logic to intelligently discover LOs patterns and match it with different course specifications. </text:span><text:span text:style-name="T196">Then, </text:span><text:span text:style-name="T198">the attempt to satisfy students' requirements for different LOs becomes under supervision by instructors and then takes the personalization effect by reordering the LOs based on students' preferences. So, our system guarantees minimum level of pedagogical and learning quality, with a personalization spirit.</text:span></text:p>
        </text:list-item>
      </text:list>
      <text:p text:style-name="P84"><text:span text:style-name="T187"/></text:p>
      <text:p text:style-name="P84">Figure 1: Proposed Intelligent Recommender based Personalized based e-Learning Overview</text:p>
      <text:p text:style-name="P42"/>
      <text:list xml:id="list241809469" text:style-name="L9">
        <text:list-item>
          <text:p text:style-name="P89"><text:span text:style-name="T2">Proposed Solution </text:span><text:span text:style-name="T4">Detailed</text:span><text:span text:style-name="T5"> </text:span><text:span text:style-name="T6">Phases</text:span></text:p>
        </text:list-item>
      </text:list>
      <text:p text:style-name="P38"><text:span text:style-name="T254"/></text:p>
      <text:p text:style-name="P38"><text:span text:style-name="T254">Proposed system phases are interdisciplinary, </text:span><text:span text:style-name="T255">overloading</text:span><text:span text:style-name="T254"> and </text:span><text:span text:style-name="T255">it is </text:span><text:span text:style-name="T254">not easy to set boundaries between them. They must be because they build over each other, they prepare data for processing between them. </text:span><text:span text:style-name="T255">The five phases are </text:span><text:span text:style-name="T256">over-viewed</text:span><text:span text:style-name="T255"> in figure 1. further details about each phase is presented </text:span><text:span text:style-name="T256">highlighting</text:span><text:span text:style-name="T255"> some of the data and processes required for each phase, and the services that enable the system to achieve those phases.</text:span></text:p>
      <text:p text:style-name="P90"/>
      <text:list xml:id="list1206503512" text:continue-numbering="true" text:style-name="L9">
        <text:list-header>
          <text:p text:style-name="P92"><text:span text:style-name="T211">3.1 </text:span><text:span text:style-name="T200">LOs Finding, Gathering, and Analyzing Phase “</text:span><text:span text:style-name="T201">Phase One</text:span><text:span text:style-name="T200">”:</text:span></text:p>
        </text:list-header>
      </text:list>
      <text:p text:style-name="P93"><text:span text:style-name="T180">Extensive amount of data is needed to enable our model processing. </text:span>Different input sources means responsibility in following different input resources and extra effort in completing all input forms. Figure 2 presents the steps taken in this phase to ensure as optimal data collection as possible. <text:span text:style-name="T180">Four external main data sources for our proposed system must be handled carefully:</text:span></text:p>
      <text:list xml:id="list1308740699" text:style-name="L10">
        <text:list-item>
          <text:p text:style-name="P75"><text:span text:style-name="T207">Internet:</text:span><text:span text:style-name="T180"> that provides an open learning environment for LOs via Crawler.</text:span></text:p>
        </text:list-item>
        <text:list-item>
          <text:p text:style-name="P75"><text:span text:style-name="T207">Digital Library:</text:span><text:span text:style-name="T180"> that presents different representations of different types of LOs. Digital Libraries provides exclusive information resources that higher in quality and effectiveness when compared to LOs coming from the Internet.</text:span></text:p>
        </text:list-item>
        <text:list-item>
          <text:p text:style-name="P76"><text:span text:style-name="T208">Student Preferences:</text:span><text:span text:style-name="T181"> in order to be able to personalize the system for each student based on her/his preferences, there shall be a mechanism to inform students with the importance to fill their profiles.</text:span></text:p>
        </text:list-item>
        <text:list-item>
          <text:p text:style-name="P76"><text:span text:style-name="T208">Courses' Specifications:</text:span><text:span text:style-name="T181"> Quality Assurance and Accreditation Project (QAAP) is a national project that aims at providing courses' standards. QAAP server holds course specifications to be utilized in the pattern discovery to intelligently classify LOs later.</text:span></text:p>
        </text:list-item>
      </text:list>
      <text:p text:style-name="P43"/>
      <text:list xml:id="list982343834" text:style-name="L12">
        <text:list-item>
          <text:list>
            <text:list-header>
              <text:p text:style-name="P120">The process of Document Processing (divided into two steps) is to make clear the border of each language structure and to eliminate as much as possible the language dependent factors, tokenization, stop words removal, and stemming [25]. FE is the fist step of preprocessing which is used to presents the text documents into clear word format. So removing stop words and stemming words is the preprocessing tasks [26]. The documents in text classification are represented by a great amount of features and most of them could be irrelevant or noisy [27]. The steps taken for the feature extractions are:</text:p>
            </text:list-header>
          </text:list>
        </text:list-item>
      </text:list>
      <text:list xml:id="list1575760786" text:style-name="WW8Num5">
        <text:list-item>
          <text:p text:style-name="P121"><text:span text:style-name="T17">Tokenization:</text:span><text:span text:style-name="T145"> A document is treated as a string, and then partitioned into a list of tokens.</text:span></text:p>
        </text:list-item>
        <text:list-item>
          <text:p text:style-name="P121"><text:soft-page-break/><text:span text:style-name="T17">Removing stop words:</text:span><text:span text:style-name="T145"> Stop words such as “the”, “a”, “and”... etc are frequently occurring, so the insignificant words need to be removed.</text:span></text:p>
        </text:list-item>
        <text:list-item>
          <text:p text:style-name="P121"><text:span text:style-name="T17">Stemming word:</text:span><text:span text:style-name="T145"> Applying the stemming algorithm that converts different word form into similar canonical form. This step is the process of conflating tokens to their root form, e.g. connection to connect, computing to compute etc.</text:span></text:p>
        </text:list-item>
      </text:list>
      <text:p text:style-name="P30"/>
      <text:p text:style-name="P34"><text:span text:style-name="T245">Hence, comes the process of text classification. </text:span><text:span text:style-name="T145">In text classification, a text document may partially match many categories. We need to find the best matching category for the text document. The term (word) frequency/inverse document frequency (TF-IDF) approach is commonly used to weight each word in the text document according to how unique it is. In other words, the TF-IDF approach captures the relevancy among words, text documents and particular categories. </text:span><text:span text:style-name="T146">Keywords extracted from web pages are used to classify and rank LOs. </text:span></text:p>
      <text:p text:style-name="P34"><text:span text:style-name="T146"/></text:p>
      <text:p text:style-name="P70"><text:span text:style-name="T148">Figure 2: </text:span><text:span text:style-name="T94">LOs Finding, Gathering, and Analyzing Phase</text:span></text:p>
      <text:p text:style-name="P30"/>
      <text:p text:style-name="P11"><text:span text:style-name="T11">3.</text:span><text:span text:style-name="T16">2</text:span><text:span text:style-name="T11"> </text:span><text:span text:style-name="T10">Personaliz</text:span><text:span text:style-name="T12">ed Supervised Automatically Generated LOs Lists “Phase </text:span><text:span text:style-name="T15">Two</text:span><text:span text:style-name="T12">”</text:span></text:p>
      <text:p text:style-name="P64">Our proposed system attempts to assist student in getting rapidly and <text:span text:style-name="T231">accurately</text:span> to the LOs and information that is most helpful and most perfectly match <text:span text:style-name="T261">both </text:span>student learning preferences <text:span text:style-name="T261">within the course specifications</text:span>. <text:span text:style-name="T99">Fuzzy Logic can be utilized in </text:span><text:span text:style-name="T231">classifying</text:span><text:span text:style-name="T99"> different discovered LOs into different learning classes. </text:span><text:span text:style-name="T260">By identifying different information resources, and getting them integrated, Intelligent LOs Recommender can calculate membership function for each extracted keyword from the LO, and compares it with extracted keywords from course specifications. It worths mentioning that course specifications are preprocessed, and goes through DR phases. Proposed model uses threshold values to present enhanced results. </text:span><text:span text:style-name="T261">This process is divided into two phases: Supervised Automatically Generating LOs Phase, and Personalizing Approved LOs Lists, as presented in figure 6. In the first phase, the Intelligent LOs Recommender generates a list of suitable LOs to be used for filling educational gap for student at certain topics. Identifying the most appropriate LOs to pick again utilizes fuzzy logic techniques. This list is not submitted directly to students to guarantee minimum level of quality and accuracy. This list is appended for instructor to approve / modify it before submitting it. Once instructor approves the list, it becomes available to the student. Second phase entitles ordering the approved LOs based on students preferences.</text:span></text:p>
      <text:p text:style-name="P47"/>
      <text:p text:style-name="P67">Figure <text:span text:style-name="T281">3</text:span>: Personalized Supervised Automatically Generated LOs List “Phase <text:span text:style-name="T282">Two</text:span>”</text:p>
      <text:p text:style-name="P10"/>
      <text:list xml:id="list495037336" text:continue-list="list1206503512" text:style-name="L9">
        <text:list-item>
          <text:p text:style-name="P91">Proposed System Architecture and Detailed Network Diagram</text:p>
        </text:list-item>
      </text:list>
      <text:p text:style-name="P26"><text:span text:style-name="T110">Proposed solution IT is complex, and includes the utilization of different technologies to achieve the required goal. There are already installed and running systems that cannot be changed at once. Though those systems are not old enough, but we will refer to them as </text:span><text:span text:style-name="T105">legacy systems</text:span><text:span text:style-name="T110">; they are out of scope, however, the proposed solution needs these systems along with their data. </text:span><text:span text:style-name="T115">Those systems are: Moodle; as an implementation of Learning Management System (LMS), and Joomla; as an implementation of Content Management System (CMS). </text:span><text:span text:style-name="T116">F</text:span><text:span text:style-name="T115">igur</text:span><text:span text:style-name="T116">e </text:span><text:span text:style-name="T119">4</text:span><text:span text:style-name="T116"> pr</text:span><text:span text:style-name="T115">es</text:span><text:span text:style-name="T116">en</text:span><text:span text:style-name="T115">ts a d</text:span><text:span text:style-name="T116">eta</text:span><text:span text:style-name="T115">il</text:span><text:span text:style-name="T116">e</text:span><text:span text:style-name="T115">d </text:span><text:span text:style-name="T116">ne</text:span><text:span text:style-name="T115">t</text:span><text:span text:style-name="T116">wor</text:span><text:span text:style-name="T115">k </text:span><text:span text:style-name="T116">dia</text:span><text:span text:style-name="T115">g</text:span><text:span text:style-name="T116">ram highli</text:span><text:span text:style-name="T115">g</text:span><text:span text:style-name="T116">ht</text:span><text:span text:style-name="T115">i</text:span><text:span text:style-name="T116">ng archi</text:span><text:span text:style-name="T115">te</text:span><text:span text:style-name="T116">c</text:span><text:span text:style-name="T115">t</text:span><text:span text:style-name="T116">ural aspects of the prop</text:span><text:span text:style-name="T115">os</text:span><text:span text:style-name="T116">ed </text:span><text:span text:style-name="T115">s</text:span><text:span text:style-name="T116">y</text:span><text:span text:style-name="T115">st</text:span><text:span text:style-name="T116">em. </text:span><text:span text:style-name="T110">Proposed </text:span>system<text:span text:style-name="T110"> requires the integration of different systems to achieve the required goal. </text:span><text:span text:style-name="T111">Those systems include</text:span><text:span text:style-name="T110">:</text:span></text:p>
      <text:list xml:id="list1230964404" text:style-name="WW8Num2">
        <text:list-item>
          <text:p text:style-name="P108"><text:span text:style-name="T106">Quality Assurance and Accreditation Project (QAAP): </text:span><text:span text:style-name="T110">An Egyptian National Initiative and Project that is maintained by the Egyptian Ministry of Higher Education. It aims at enhancing the </text:span><text:soft-page-break/><text:span text:style-name="T110">quality of the Egyptian learning in higher education institutions by maintaining high standards in different aspects of the learning process. More information can be found at </text:span><text:a xlink:type="simple" xlink:href="http://www.qaap.net/heep.htm"><text:span text:style-name="Internet_20_link"><text:span text:style-name="T109">http://www.qaap.net/heep.htm</text:span></text:span></text:a><text:span text:style-name="T110">. Two aspects are important to our system: </text:span><text:span text:style-name="T105">Course Specification Module</text:span><text:span text:style-name="T110">, and </text:span><text:span text:style-name="T105">Instructor Module</text:span><text:span text:style-name="T110">. </text:span><text:span text:style-name="T105">Course Specification Module</text:span><text:span text:style-name="T110"> focuses on defining and determining courses contents, learning objectives and other course resources. </text:span><text:span text:style-name="T105">Instructor Module</text:span><text:span text:style-name="T110"> contains the instructor time table that will be used to define suitable times for meetings between students and instructors when needed.</text:span></text:p>
        </text:list-item>
        <text:list-item>
          <text:p text:style-name="P94"><text:span text:style-name="T263">Moodle Installation: </text:span><text:span text:style-name="T267">Managers different learning activities. Holds the following data needed:</text:span></text:p>
          <text:list>
            <text:list-item>
              <text:p text:style-name="P95"><text:span text:style-name="T262">Students Data: </text:span><text:span text:style-name="T265">maintains students’ data t</text:span><text:span text:style-name="T266">hat can</text:span><text:span text:style-name="T265"> be utilized by different applications.</text:span></text:p>
            </text:list-item>
            <text:list-item>
              <text:p text:style-name="P95"><text:span text:style-name="T262">Instructors </text:span><text:span text:style-name="T264">and Courses </text:span><text:span text:style-name="T262">Data:</text:span><text:span text:style-name="T265"> </text:span><text:span text:style-name="T268">d</text:span><text:span text:style-name="T265">ata about </text:span><text:span text:style-name="T268">i</text:span><text:span text:style-name="T265">nstructors and </text:span><text:span text:style-name="T268">c</text:span><text:span text:style-name="T265">ourses are stored</text:span><text:span text:style-name="T265">.</text:span></text:p>
            </text:list-item>
          </text:list>
        </text:list-item>
        <text:list-item>
          <text:p text:style-name="P109"><text:span text:style-name="T106">Proxy and Firewall Server:</text:span><text:span text:style-name="T110"> </text:span>system’s entry point and responsible for providing security functions. S<text:span text:style-name="T110">hall be added at the gate between online and external systems, and the proposed Model Server Components.</text:span></text:p>
        </text:list-item>
        <text:list-item>
          <text:p text:style-name="P113"><text:span text:style-name="T2">Identity Server:</text:span> shall be added to enable single sign-on authentication and authorization capabilities for the whole solution.</text:p>
        </text:list-item>
        <text:list-item>
          <text:p text:style-name="P110"><text:span text:style-name="T108">Middleware and </text:span><text:span text:style-name="T106">Web services Application Server</text:span><text:span text:style-name="T110">: </text:span><text:span text:style-name="T156">r</text:span><text:span text:style-name="T163">esponsible for managing Quality of Service (QoS) and directing messages between different components of the systems. </text:span><text:span text:style-name="T164">S</text:span><text:span text:style-name="T110">hall be added to hold Web services responsible </text:span><text:span text:style-name="T114">also</text:span><text:span text:style-name="T110"> for:</text:span></text:p>
          <text:list>
            <text:list-item>
              <text:p text:style-name="P123"><text:span text:style-name="T2">Data Adapter</text:span>: Accessing data stored at QAAP, Moodle and Joomla.</text:p>
            </text:list-item>
            <text:list-item>
              <text:p text:style-name="P123"><text:span text:style-name="T2">Integration and Interoperability:</text:span> Between different servers based on different required functionalities.</text:p>
            </text:list-item>
          </text:list>
        </text:list-item>
        <text:list-item>
          <text:p text:style-name="P111"><text:span text:style-name="T106">Learning Content Management System (LCMS) and Content Servers:</text:span><text:span text:style-name="T110"> </text:span><text:span text:style-name="T155">It is critical and vital to the success of the proposed model implementation. LCMS holds questions items based on Question and Test Interoperability (QTI) Specification v. 1.2 Standard, and Learning Objects based on SCORM 2004 Standard. </text:span><text:span text:style-name="T110">Logically, the following servers are required to manage the presented functionalities:</text:span></text:p>
          <text:list>
            <text:list-item>
              <text:p text:style-name="P123"><text:span text:style-name="T2">Learning Content Server:</text:span> To hold the learning materials physical files. Different implementation can include FTP Server.</text:p>
            </text:list-item>
            <text:list-item>
              <text:p text:style-name="P123"><text:span text:style-name="T2">Learning Content Data and Meta-Data Repository:</text:span> To maintain SCORM v. 2.0 Data and Meta-Data about learning materials. The data will be used to determine the appropriate learning materials for the students.</text:p>
            </text:list-item>
            <text:list-item>
              <text:p text:style-name="P123"><text:span text:style-name="T2">Learning Content Administration System (LCAS):</text:span> Holds the application that enables administrators to manage learning content files, learning content data and learning content meta-data.</text:p>
            </text:list-item>
          </text:list>
        </text:list-item>
        <text:list-item>
          <text:p text:style-name="P112"><text:span text:style-name="T107">Intelligent</text:span><text:span text:style-name="T106"> LMS:</text:span><text:span text:style-name="T110"> The sub information system responsible for providing the </text:span><text:span text:style-name="T111">intelligent</text:span><text:span text:style-name="T110"> features to each student via </text:span><text:span text:style-name="T111">presenting the intelligent L</text:span><text:span text:style-name="T112">O</text:span><text:span text:style-name="T111">s Recommender service as one of the different intelligent services presented and adopted in our learning framework</text:span><text:span text:style-name="T110">. </text:span><text:span text:style-name="T113">Intelligent LMS components are:</text:span><text:span text:style-name="T110"> </text:span></text:p>
          <text:list>
            <text:list-item>
              <text:p text:style-name="P124"><text:span text:style-name="T13">Intelligent</text:span><text:span text:style-name="T2"> LMS Application Server:</text:span> <text:span text:style-name="T269">Runs</text:span> the <text:span text:style-name="T269">intelligent applications, </text:span><text:span text:style-name="T270">such as intelligent LOs Recommender</text:span>. </text:p>
            </text:list-item>
            <text:list-item>
              <text:p text:style-name="P124"><text:span text:style-name="T13">Crawler: </text:span><text:span text:style-name="T25">is a separate component that enables open learning environment.</text:span></text:p>
            </text:list-item>
            <text:list-item>
              <text:p text:style-name="P123"><text:span text:style-name="T216">Intelligent</text:span><text:span text:style-name="T215"> LMS Database Server:</text:span><text:span text:style-name="T217"> Holds the student profiles, learning preferences and learning history </text:span><text:span text:style-name="T219">needed for intelligent features processing</text:span><text:span text:style-name="T217">.</text:span></text:p>
            </text:list-item>
            <text:list-item>
              <text:p text:style-name="P124"><text:soft-page-break/><text:span text:style-name="T216">Intelligent LO </text:span><text:span text:style-name="T215">Recommender:</text:span><text:span text:style-name="T217"> Works on the learning contents data, meta-data, students learning profiles, </text:span><text:span text:style-name="T218">course specifications, </text:span><text:span text:style-name="T217">students learning history, and instructors’ recommendations to recommend learning materials to students.</text:span></text:p>
            </text:list-item>
          </text:list>
        </text:list-item>
      </text:list>
      <text:p text:style-name="P69"/>
      <text:p text:style-name="P13"><text:span text:style-name="T271">Figure </text:span><text:span text:style-name="T283">4</text:span><text:span text:style-name="T271">: Proposed System Network Diagram Highlighting Different System Components and </text:span><text:span text:style-name="T272">System </text:span><text:span text:style-name="T271">Architecture</text:span></text:p>
      <text:p text:style-name="P65"/>
      <text:list xml:id="list1298497542" text:continue-list="list495037336" text:style-name="L9">
        <text:list-item>
          <text:p text:style-name="P96">Evaluation of Proposed Solution</text:p>
        </text:list-item>
      </text:list>
      <text:p text:style-name="P98"/>
      <text:p text:style-name="P39"><text:span text:style-name="T120">One of the fundamental problems in IR is the ranking problem, ordering the results of a query such that the most relevant results show up first. Ranking algorithms employ scoring functions that assign scores to each result of a query at hand. So, ranking the results of a query consists of assigning a score to each result and then sorting the results by score, from highest to lowest. Many performance measures are used by IR community to evaluate the effectiveness of ranking functions.</text:span> </text:p>
      <text:p text:style-name="P39"/>
      <text:list xml:id="list684319258" text:style-name="L15">
        <text:list-item>
          <text:list>
            <text:list-header>
              <text:p text:style-name="P101"><text:span text:style-name="T133">In order to measure the relevance of the Ranked Recommended LOs list, three performance measures are used namely: Precision, Recall, and F-measure.</text:span><text:span text:style-name="T130"> </text:span><text:span text:style-name="T140">The first performance measure used is Precision. Precision measures the ratio of relevant documents within a given number of documents returned to the number of returned documents. </text:span><text:span text:style-name="T143">The second performance measure is Recall. Recall is defined as the </text:span><text:span text:style-name="T27">number of relevant documents </text:span><text:span text:style-name="T28">retrieved</text:span><text:span text:style-name="T122"> by a search </text:span><text:span text:style-name="T27">divided by </text:span><text:span text:style-name="T122">the </text:span><text:span text:style-name="T27">total number of existing relevant documents </text:span><text:span text:style-name="T122">(which should have been </text:span><text:span text:style-name="T124">retrieved</text:span><text:span text:style-name="T122">). The Recall measure quantifies what fraction of all the relevant results was ranked to fall </text:span><text:span text:style-name="T124">within</text:span><text:span text:style-name="T122"> the first </text:span><text:span text:style-name="T27">k </text:span><text:span text:style-name="T122">documents. </text:span><text:span text:style-name="T142">Precision and Recall scores are not discussed in isolation. Instead, both may be combined into a single measure, such as the F1-Measure. </text:span></text:p>
            </text:list-header>
          </text:list>
        </text:list-item>
      </text:list>
      <text:p text:style-name="P100"/>
      <text:list xml:id="list1456408495" text:style-name="L17">
        <text:list-header>
          <text:p text:style-name="P102"><text:span text:style-name="T285">6. </text:span>Comments on Results</text:p>
        </text:list-header>
      </text:list>
      <text:p text:style-name="P103"/>
      <text:list xml:id="list1306344313" text:continue-numbering="true" text:style-name="L17">
        <text:list-item>
          <text:p text:style-name="P97">Conclusion</text:p>
        </text:list-item>
      </text:list>
      <text:p text:style-name="P15"/>
      <text:p text:style-name="P3">References</text:p>
      <text:p text:style-name="P3"/>
      <text:list xml:id="list762922750" text:style-name="L18">
        <text:list-item>
          <text:p text:style-name="P48">H. Dunham, “Data Minining Introductory and Advanced Topic”, Pearson Education, 2003.</text:p>
        </text:list-item>
        <text:list-item>
          <text:p text:style-name="P48">R. Kosala, and H. Blockeel, “Web Minining Research”, ACM SIGKDD, 2001.</text:p>
        </text:list-item>
        <text:list-item>
          <text:p text:style-name="P48">J. Han, and M. Kamber, “Data Minining: Concepts and Techniques”, Morgan Kaufmann Publisher, 2001.</text:p>
        </text:list-item>
        <text:list-item>
          <text:p text:style-name="P77"><text:span text:style-name="T172">S. Brayanov, “Personalization and Customization Technologies”, </text:span><text:a xlink:type="simple" xlink:href="http://www.cs.buffalo.edu/~sbraynov/seninar2003/papers/Personalization.pdf">http://www.cs.buffalo.edu/~sbraynov/seninar2003/papers/Personalization.pdf</text:a><text:span text:style-name="T172">, 2003, last accessed: March, 2008.</text:span></text:p>
        </text:list-item>
        <text:list-item>
          <text:p text:style-name="P77"><text:span text:style-name="T171">B. Mobasher, “Web Mining Overview”, Encyclopedia of Data Warehousing and Mining, Idea Group, </text:span><text:a xlink:type="simple" xlink:href="http://www.idea-group.com/downloads/pdf/6004%20DW.pdf">http://www.idea-group.com/downloads/pdf/6004%20DW.pdf</text:a><text:span text:style-name="T171">, Idea Group, 2006, last accessed: March, 2008.</text:span></text:p>
        </text:list-item>
        <text:list-item>
          <text:p text:style-name="P49">O. R. Zaiene, “Building Recommendation Agent for e-Learning”, Proceedings of the International Conference of Computers in Education (ICCE'02), IEEE, 2002.</text:p>
        </text:list-item>
        <text:list-item>
          <text:p text:style-name="P49">V. Carchiolo, A. Longheu, M. Malgeri, and G. Mangioni, “Using Web Based Persolanlized Learning System in Academic Context”, Proceedings of the Fourth International Conference on Computer and Information Technology (CIT'04), IEEE, 2004.</text:p>
        </text:list-item>
        <text:list-item>
          <text:p text:style-name="P78"><text:span text:style-name="T168">V. Iraklis, A. Ioannis, and K. Marianthi, “A Framework for Monitoring the Unsupervised </text:span><text:soft-page-break/><text:span text:style-name="T169">Educational Process and Adapting the Content and Activities to Students Needs</text:span><text:span text:style-name="T168">”, </text:span><text:a xlink:type="simple" xlink:href="http://wim.aueb.gr/iraklis/Varlamis-papers/C9.pdf">http://wim.aueb.gr/iraklis/Varlamis-papers/C9.pdf</text:a><text:span text:style-name="T170">, </text:span><text:span text:style-name="T169">2005, </text:span><text:span text:style-name="T166">last accessed: March, 2008</text:span><text:span text:style-name="T169">.</text:span></text:p>
        </text:list-item>
        <text:list-item>
          <text:p text:style-name="P78"><text:span text:style-name="T167">C. Romero, S. Ventura, J. A. Delgado, and P. D. Bera, “Personalized Link Recommendation based on Data Mining in Adaptive Educational Hypermedia Systems”, </text:span><text:a xlink:type="simple" xlink:href="http://wwwis.win.tue.nl/~debra/ectel2007-romero.pdf">http://wwwis.win.tue.nl/~debra/ectel2007-romero.pdf</text:a><text:span text:style-name="T167">, 2007, last accessed: March, 2008.</text:span></text:p>
        </text:list-item>
        <text:list-item>
          <text:p text:style-name="P78"><text:span text:style-name="T167">T. Y. Tang, and G. Mccalla, “Smart Recommendation for an Evolving e-Learning System”, </text:span><text:a xlink:type="simple" xlink:href="http://www.cs.usyd.edu.au/~aied/vol10/vol10_TangMcCalla.pdf">http://www.cs.usyd.edu.au/~aied/vol10/vol10_TangMcCalla.pdf</text:a><text:span text:style-name="T167">, 2003, last accessed: March, 2008.</text:span></text:p>
        </text:list-item>
        <text:list-item>
          <text:p text:style-name="P50"><text:span text:style-name="T222">M. Kilfoil, W. Xing, and A. Ghorbani, “ARAS: Adaptive Recommender for Academic Scheduling”, Proceedings of the 3</text:span><text:span text:style-name="T223">rd</text:span><text:span text:style-name="T222"> Annual Communication Networks and Services Research Conference (CNSR'05), IEEE, 2005.</text:span></text:p>
        </text:list-item>
        <text:list-item>
          <text:p text:style-name="P51"><text:span text:style-name="T224">P. Markellou, I. Mousourouli, S. Spiros, “Using Semantic Web Mining Technologies for Personalized e-Learning Experience”, </text:span><text:a xlink:type="simple" xlink:href="http://www.hci.gr/files/461-826_Markellou.pdf"><text:span text:style-name="T224">http://www.hci.gr/files/461-826_Markellou.pdf</text:span></text:a><text:span text:style-name="T224">, 2004, </text:span><text:span text:style-name="T227">last accessed: March, 2008</text:span><text:span text:style-name="T224">.</text:span></text:p>
        </text:list-item>
        <text:list-item>
          <text:p text:style-name="P79"><text:span text:style-name="T165">F. McSherry and M. Najork, “Computing Information </text:span><text:span text:style-name="T174">Retrieval</text:span><text:span text:style-name="T165"> Performance Measures Efficiency in the Prescence of Tied Scores”, ECIR, Springer, 2008.</text:span></text:p>
        </text:list-item>
        <text:list-item>
          <text:p text:style-name="P79">R. M. Smith, “Learning how to learn: Applied theory for adults”, Milton Keynes, </text:p>
        </text:list-item>
      </text:list>
      <text:list xml:id="list1850289358" text:style-name="L19">
        <text:list-header>
          <text:p text:style-name="P52">UK: Open University Press., 1993.</text:p>
        </text:list-header>
        <text:list-item>
          <text:p text:style-name="P52">Gary J. Conti , “Development of a user-friendly instrument for identifying the learning </text:p>
          <text:p text:style-name="P53">strategy preferences of adults ”, Teaching and Teacher Education, Elsevier, 2009.</text:p>
        </text:list-item>
        <text:list-item>
          <text:p text:style-name="P80"><text:span text:style-name="T166">Education Atlas, “Identifying Learning Styles”, </text:span><text:span text:style-name="T174">Retrieved</text:span><text:span text:style-name="T166"> from “</text:span><text:a xlink:type="simple" xlink:href="http://www.educationatlas.com/student-learning-styles.html">http://www.educationatlas.com/student-learning-styles.html</text:a><text:span text:style-name="T166">” on December 2010.</text:span></text:p>
        </text:list-item>
        <text:list-item>
          <text:p text:style-name="P81"><text:span text:style-name="T228">Richard M. Felder, Barbara A. Soloman, </text:span><text:span text:style-name="T166">“</text:span><text:span text:style-name="T228">L</text:span><text:span text:style-name="T229">earning</text:span><text:span text:style-name="T228"> S</text:span><text:span text:style-name="T229">tyles</text:span><text:span text:style-name="T228"> </text:span><text:span text:style-name="T229">and</text:span><text:span text:style-name="T228"> S</text:span><text:span text:style-name="T229">trategies</text:span><text:span text:style-name="T166">”, </text:span><text:span text:style-name="T174">Retrieved</text:span><text:span text:style-name="T173"> from “</text:span><text:a xlink:type="simple" xlink:href="http://www4.ncsu.edu/unity/lockers/users/f/felder/public/ILSdir/styles.htm"><text:span text:style-name="T22">http://www4.ncsu.edu/unity/lockers/users/f/felder/public/ILSdir/styles.htm</text:span></text:a><text:span text:style-name="T173">” on December 2010.</text:span></text:p>
        </text:list-item>
        <text:list-item>
          <text:p text:style-name="P82"><text:span text:style-name="T175">Synergistic Learning Incorporated, Retrieved from “</text:span><text:a xlink:type="simple" xlink:href="http://ilearn.senecac.on.ca/techwrite/testing.html">http://ilearn.senecac.on.ca/techwrite/testing.html</text:a><text:span text:style-name="T175">” on December 2010.</text:span></text:p>
        </text:list-item>
        <text:list-item>
          <text:p text:style-name="P54">Navathe, Shamkant B., and Elmasri Ramez, “Data Warehousing And Data Mining”, in “Fundamentals of Database Systems”, Pearson Education pvt Inc, Singapore, 841-872, 2000.</text:p>
        </text:list-item>
        <text:list-item>
          <text:p text:style-name="P54">Weiguo Fan, Linda Wallace, Stephanie Rich, and Zhongju Zhang, “Tapping into the Power of Text Mining”, Journal of ACM, Blacksburg, 2005 .</text:p>
        </text:list-item>
        <text:list-item>
          <text:p text:style-name="P55">Sergio Bolasco , Alessio Canzonetti , Francesca Della Ratta-Rinald and Bhupesh K. Singh, “Understanding Text Mining:a Pragmatic Approach”, Roam, Italy, 2002. </text:p>
        </text:list-item>
        <text:list-item>
          <text:p text:style-name="P56">Liritano S. and Ruffolo M., “ Managing the Knowledge Contained in Electronic Documents: a Clustering Method for Text Mining”, IEEE, 454-458 , Italy, 2001. </text:p>
        </text:list-item>
        <text:list-item>
          <text:p text:style-name="P57">Brin S., and Page L.(1998), “ The anatomy of a large- scale hyper textual Web search engine”, Computer Networks and ISDN Systems, 30(1-7): 107-117. </text:p>
        </text:list-item>
        <text:list-item>
          <text:p text:style-name="P58">N. Kanya and S. Geetha† (2007), “Information Extraction: A Text Mining Approach”, IET-UK International Conference on Information and Communication Technology in Electrical Sciences, IEEE, Dr. M.G.R. University, Chennai, Tamil Nadu, India,1111- 1118. </text:p>
        </text:list-item>
        <text:list-item>
          <text:p text:style-name="P59">Dean J. and Henzinger M.R. (1999), “Finding related pages in the world wide web”, Computer Networks, 31(11-16):1467-1479. </text:p>
        </text:list-item>
        <text:list-item>
          <text:p text:style-name="P60">Shantanu Godbole, and Shourya Roy, India (2008), “Text to Intelligence: Building and Deploying a Text Mining Solution in the Services Industry for Customer Satisfaction Analysis”, IEEE, 441-448. </text:p>
        </text:list-item>
        <text:list-item>
          <text:p text:style-name="P61">Kleinberg J.M., (1999), “Authoritative sources in hyperlinked environment”, Journal of ACM, Vol.46, No.5, 604-632. </text:p>
        </text:list-item>
        <text:list-item>
          <text:p text:style-name="P62"><text:soft-page-break/>Sungjick Lee and Han-joon Kim (2008), “News Keyword Extraction for Topic Tracking”, Fourth Internati onal Conference on Networked Computing and Advanced Information Management, IEEE, Koria,554-559. </text:p>
        </text:list-item>
        <text:list-item>
          <text:p text:style-name="P62">Joe Carthy and Michael Sherwood-Smith (2002), “Lexical chanins for topic tracking”, International Conference, IEEE SMC WP1M1, Ireland. </text:p>
        </text:list-item>
        <text:list-item>
          <text:p text:style-name="P62">Wang Xiaowei, JiangLongbin, MaJialin and Jiangyan (2008), “Use of NER Information for Improved Topic Tracking”, Eighth International Conference on Intelligent Systems Design and Applications, IEEE computer society, Shenyang, 165-170. </text:p>
        </text:list-item>
        <text:list-item>
          <text:p text:style-name="P62">Farshad Kyoomarsi ,Hamid Khosravi ,Esfandiar Eslami ,Pooya Khosravyan Dehkordy and Asghar Tajoddin (2008), “Optimizing Text Summarization Based on Fuzzy Logic”, Seventh IEEE/ACIS International Conference on Computer and Information Science, IEEE computer society, 347-352. </text:p>
        </text:list-item>
        <text:list-item>
          <text:p text:style-name="P62">Fang Chen, Kesong Han and Guilin Chen (2008), “An approach to sentence selection based text summarization”, Proceedings of IEEE TENCON02, 489- 493.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face style:name="Liberation Serif1" svg:font-family="'Liberation Serif'" style:font-family-generic="roma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Bullet" style:display-name="List Bullet" style:family="paragraph" style:parent-style-name="Standard" style:list-style-name="WW8Num2">
      <style:paragraph-properties fo:margin-top="0.028in" fo:margin-bottom="0.028in" fo:text-align="justify" style:justify-single-word="false"/>
      <style:text-properties style:font-name="Calibri" fo:font-size="11pt" fo:language="en" fo:country="GB" style:font-name-asian="Calibri" style:font-size-asian="11pt" style:font-name-complex="Arial" style:font-size-complex="11pt"/>
    </style:style>
    <style:style style:name="List_20_Number" style:display-name="List Number" style:family="paragraph" style:parent-style-name="Standard" style:list-style-name="WW8Num1">
      <style:paragraph-properties fo:margin-top="0in" fo:margin-bottom="0.0417in"/>
      <style:text-properties style:font-name="Calibri" fo:font-size="11pt" fo:language="en" fo:country="GB" style:font-name-asian="Calibri" style:font-size-asian="11pt" style:font-name-complex="Arial" style:font-size-complex="11pt"/>
    </style:style>
    <style:style style:name="Heading_20_2" style:display-name="Heading 2" style:family="paragraph" style:parent-style-name="Standard" style:next-style-name="Standard" style:default-outline-level="2" style:class="text">
      <style:paragraph-properties fo:margin-top="0.1665in" fo:margin-bottom="0.0835in" fo:keep-together="always" fo:keep-with-next="always"/>
      <style:text-properties style:font-name="Cambria" fo:font-size="13pt" fo:language="en" fo:country="GB" fo:font-weight="bold" style:font-size-asian="13pt" style:font-weight-asian="bold" style:font-size-complex="13pt" style:font-weight-complex="bold"/>
    </style:style>
    <style:style style:name="Heading_20_3" style:display-name="Heading 3" style:family="paragraph" style:parent-style-name="Heading_20_2" style:next-style-name="Standard" style:default-outline-level="3" style:class="text">
      <style:paragraph-properties fo:margin-top="0.1665in" fo:margin-bottom="0.0417in"/>
      <style:text-properties fo:font-size="12pt" style:font-size-asian="12pt" style:font-weight-complex="normal"/>
    </style:style>
    <style:style style:name="Style-1"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ListStyle"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tyle-2"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Bullet_20_2" style:display-name="List Bullet 2" style:family="paragraph" style:parent-style-name="Standard" style:list-style-name="WW8Num8">
      <style:paragraph-properties fo:margin-top="0in" fo:margin-bottom="0.028in"/>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style:font-name="Wingdings"/>
    </style:style>
    <style:style style:name="WW8Num5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6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8z0" style:family="text">
      <style:text-properties style:font-name="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0.2in" fo:text-indent="-0.2in" fo:margin-left="0.2in"/>
        </style:list-level-properties>
        <style:text-properties style:font-name="Wingding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5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5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5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5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5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5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5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5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6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6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6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6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6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6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6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6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o">
        <style:list-level-properties text:list-level-position-and-space-mode="label-alignment">
          <style:list-level-label-alignment text:label-followed-by="listtab" text:list-tab-stop-position="0.4in" fo:text-indent="-0.2in" fo:margin-left="0.4in"/>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itham El-Ghareeb</meta:initial-creator>
    <meta:creation-date>2010-11-27T19:38:07</meta:creation-date>
    <dc:date>2010-12-01T03:41:27</dc:date>
    <dc:creator>Haitham El-Ghareeb</dc:creator>
    <meta:editing-duration>PT22H14M29S</meta:editing-duration>
    <meta:editing-cycles>224</meta:editing-cycles>
    <meta:generator>OpenOffice.org/3.2$Unix OpenOffice.org_project/320m19$Build-9505</meta:generator>
    <meta:document-statistic meta:table-count="0" meta:image-count="0" meta:object-count="0" meta:page-count="8" meta:paragraph-count="98" meta:word-count="3524" meta:character-count="24517"/>
  </office:meta>
</office:document-meta>
</file>